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roman"/>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6.8944in" table:align="left" style:writing-mode="lr-tb"/>
    </style:style>
    <style:style style:name="Table1.A" style:family="table-column">
      <style:table-column-properties style:column-width="0.8458in"/>
    </style:style>
    <style:style style:name="Table1.B" style:family="table-column">
      <style:table-column-properties style:column-width="0.8438in"/>
    </style:style>
    <style:style style:name="Table1.C" style:family="table-column">
      <style:table-column-properties style:column-width="5.2049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C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C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HC">
      <style:paragraph-properties>
        <style:tab-stops>
          <style:tab-stop style:position="0in"/>
        </style:tab-stops>
      </style:paragraph-properties>
    </style:style>
    <style:style style:name="P2" style:family="paragraph" style:parent-style-name="HD">
      <style:paragraph-properties>
        <style:tab-stops>
          <style:tab-stop style:position="0in"/>
        </style:tab-stops>
      </style:paragraph-properties>
    </style:style>
    <style:style style:name="P3" style:family="paragraph" style:parent-style-name="Body">
      <style:paragraph-properties>
        <style:tab-stops>
          <style:tab-stop style:position="0in"/>
        </style:tab-stops>
      </style:paragraph-properties>
    </style:style>
    <style:style style:name="P4" style:family="paragraph" style:parent-style-name="TCH">
      <style:paragraph-properties style:snap-to-layout-grid="false"/>
    </style:style>
    <style:style style:name="P5" style:family="paragraph" style:parent-style-name="TB1">
      <style:paragraph-properties style:snap-to-layout-grid="false"/>
    </style:style>
    <style:style style:name="P6" style:family="paragraph" style:parent-style-name="TB">
      <style:paragraph-properties style:snap-to-layout-grid="false"/>
    </style:style>
    <style:style style:name="P7" style:family="paragraph" style:parent-style-name="TBX">
      <style:paragraph-properties style:snap-to-layout-grid="false"/>
    </style:style>
    <style:style style:name="P8" style:family="paragraph" style:parent-style-name="BodyNoIndent">
      <style:paragraph-properties>
        <style:tab-stops>
          <style:tab-stop style:position="0in"/>
        </style:tab-stops>
      </style:paragraph-properties>
    </style:style>
    <style:style style:name="P9" style:family="paragraph" style:parent-style-name="HA" style:master-page-name="Standard">
      <style:paragraph-properties style:page-number="auto"/>
    </style:style>
    <style:style style:name="P10" style:family="paragraph" style:parent-style-name="QQ" style:list-style-name="L1"/>
    <style:style style:name="P11" style:family="paragraph" style:parent-style-name="QQ" style:list-style-name="L1"/>
    <style:style style:name="P12" style:family="paragraph" style:parent-style-name="QQ" style:list-style-name="L1"/>
    <style:style style:name="P13" style:family="paragraph" style:parent-style-name="QQ" style:list-style-name="L1"/>
    <style:style style:name="P14" style:family="paragraph" style:parent-style-name="QQ" style:list-style-name="L1"/>
    <style:style style:name="P15" style:family="paragraph" style:parent-style-name="QQ" style:list-style-name="L1"/>
    <style:style style:name="P16" style:family="paragraph" style:parent-style-name="QQ" style:list-style-name="L1"/>
    <style:style style:name="P17" style:family="paragraph" style:parent-style-name="QQ" style:list-style-name="L2"/>
    <style:style style:name="P18" style:family="paragraph" style:parent-style-name="QQ" style:list-style-name="L3"/>
    <style:style style:name="P19" style:family="paragraph" style:parent-style-name="QQ" style:list-style-name="L1"/>
    <style:style style:name="P20" style:family="paragraph" style:parent-style-name="QQ" style:list-style-name="L1"/>
    <style:style style:name="P21" style:family="paragraph" style:parent-style-name="QQ" style:list-style-name="L1"/>
    <style:style style:name="P22" style:family="paragraph" style:parent-style-name="QQ" style:list-style-name="L1"/>
    <style:style style:name="T1" style:family="text">
      <style:text-properties style:font-style-complex="italic"/>
    </style:style>
    <style:style style:name="T2" style:family="text">
      <style:text-properties style:font-weight-complex="bold"/>
    </style:style>
    <style:style style:name="T3" style:family="text">
      <style:text-properties fo:font-weight="normal" style:font-weight-asian="normal" style:font-weight-complex="bold"/>
    </style:style>
    <text:list-style style:name="L1">
      <text:list-level-style-bullet text:level="1" text:style-name="Bullet_20_Symbols" style:num-suffix="." text:bullet-char="–">
        <style:list-level-properties text:min-label-width="0.25in"/>
        <style:text-properties fo:font-family="StarSymbol" style:font-charset="x-symbol"/>
      </text:list-level-style-bullet>
      <text:list-level-style-bullet text:level="2" text:style-name="Bullet_20_Symbols" style:num-suffix="." text:bullet-char="–">
        <style:list-level-properties text:space-before="0.25in" text:min-label-width="0.25in"/>
        <style:text-properties fo:font-family="StarSymbol" style:font-charset="x-symbol"/>
      </text:list-level-style-bullet>
      <text:list-level-style-bullet text:level="3" text:style-name="Bullet_20_Symbols" style:num-suffix="." text:bullet-char="–">
        <style:list-level-properties text:space-before="0.5in" text:min-label-width="0.25in"/>
        <style:text-properties fo:font-family="StarSymbol" style:font-charset="x-symbol"/>
      </text:list-level-style-bullet>
      <text:list-level-style-bullet text:level="4" text:style-name="Bullet_20_Symbols" style:num-suffix="." text:bullet-char="–">
        <style:list-level-properties text:space-before="0.75in" text:min-label-width="0.25in"/>
        <style:text-properties fo:font-family="StarSymbol" style:font-charset="x-symbol"/>
      </text:list-level-style-bullet>
      <text:list-level-style-bullet text:level="5" text:style-name="Bullet_20_Symbols" style:num-suffix="." text:bullet-char="–">
        <style:list-level-properties text:space-before="1in" text:min-label-width="0.25in"/>
        <style:text-properties fo:font-family="StarSymbol" style:font-charset="x-symbol"/>
      </text:list-level-style-bullet>
      <text:list-level-style-bullet text:level="6" text:style-name="Bullet_20_Symbols" style:num-suffix="." text:bullet-char="–">
        <style:list-level-properties text:space-before="1.25in" text:min-label-width="0.25in"/>
        <style:text-properties fo:font-family="StarSymbol" style:font-charset="x-symbol"/>
      </text:list-level-style-bullet>
      <text:list-level-style-bullet text:level="7" text:style-name="Bullet_20_Symbols" style:num-suffix="." text:bullet-char="–">
        <style:list-level-properties text:space-before="1.5in" text:min-label-width="0.25in"/>
        <style:text-properties fo:font-family="StarSymbol" style:font-charset="x-symbol"/>
      </text:list-level-style-bullet>
      <text:list-level-style-bullet text:level="8" text:style-name="Bullet_20_Symbols" style:num-suffix="." text:bullet-char="–">
        <style:list-level-properties text:space-before="1.75in" text:min-label-width="0.25in"/>
        <style:text-properties fo:font-family="StarSymbol" style:font-charset="x-symbol"/>
      </text:list-level-style-bullet>
      <text:list-level-style-bullet text:level="9" text:style-name="Bullet_20_Symbols" style:num-suffix="." text:bullet-char="–">
        <style:list-level-properties text:space-before="2in" text:min-label-width="0.25in"/>
        <style:text-properties fo:font-family="StarSymbol" style:font-charset="x-symbol"/>
      </text:list-level-style-bullet>
      <text:list-level-style-bullet text:level="10" text:style-name="Bullet_20_Symbols" style:num-suffix="." text:bullet-char="–">
        <style:list-level-properties text:space-before="2.25in" text:min-label-width="0.25in"/>
        <style:text-properties fo:font-family="StarSymbol" style:font-charset="x-symbol"/>
      </text:list-level-style-bullet>
    </text:list-style>
    <text:list-style style:name="L2">
      <text:list-level-style-bullet text:level="1" text:style-name="Bullet_20_Symbols" style:num-suffix="." text:bullet-char="–">
        <style:list-level-properties text:min-label-width="0.25in"/>
        <style:text-properties fo:font-family="StarSymbol" style:font-charset="x-symbol"/>
      </text:list-level-style-bullet>
      <text:list-level-style-bullet text:level="2" text:style-name="Bullet_20_Symbols" style:num-suffix="." text:bullet-char="–">
        <style:list-level-properties text:space-before="0.25in" text:min-label-width="0.25in"/>
        <style:text-properties fo:font-family="StarSymbol" style:font-charset="x-symbol"/>
      </text:list-level-style-bullet>
      <text:list-level-style-bullet text:level="3" text:style-name="Bullet_20_Symbols" style:num-suffix="." text:bullet-char="–">
        <style:list-level-properties text:space-before="0.5in" text:min-label-width="0.25in"/>
        <style:text-properties fo:font-family="StarSymbol" style:font-charset="x-symbol"/>
      </text:list-level-style-bullet>
      <text:list-level-style-bullet text:level="4" text:style-name="Bullet_20_Symbols" style:num-suffix="." text:bullet-char="–">
        <style:list-level-properties text:space-before="0.75in" text:min-label-width="0.25in"/>
        <style:text-properties fo:font-family="StarSymbol" style:font-charset="x-symbol"/>
      </text:list-level-style-bullet>
      <text:list-level-style-bullet text:level="5" text:style-name="Bullet_20_Symbols" style:num-suffix="." text:bullet-char="–">
        <style:list-level-properties text:space-before="1in" text:min-label-width="0.25in"/>
        <style:text-properties fo:font-family="StarSymbol" style:font-charset="x-symbol"/>
      </text:list-level-style-bullet>
      <text:list-level-style-bullet text:level="6" text:style-name="Bullet_20_Symbols" style:num-suffix="." text:bullet-char="–">
        <style:list-level-properties text:space-before="1.25in" text:min-label-width="0.25in"/>
        <style:text-properties fo:font-family="StarSymbol" style:font-charset="x-symbol"/>
      </text:list-level-style-bullet>
      <text:list-level-style-bullet text:level="7" text:style-name="Bullet_20_Symbols" style:num-suffix="." text:bullet-char="–">
        <style:list-level-properties text:space-before="1.5in" text:min-label-width="0.25in"/>
        <style:text-properties fo:font-family="StarSymbol" style:font-charset="x-symbol"/>
      </text:list-level-style-bullet>
      <text:list-level-style-bullet text:level="8" text:style-name="Bullet_20_Symbols" style:num-suffix="." text:bullet-char="–">
        <style:list-level-properties text:space-before="1.75in" text:min-label-width="0.25in"/>
        <style:text-properties fo:font-family="StarSymbol" style:font-charset="x-symbol"/>
      </text:list-level-style-bullet>
      <text:list-level-style-bullet text:level="9" text:style-name="Bullet_20_Symbols" style:num-suffix="." text:bullet-char="–">
        <style:list-level-properties text:space-before="2in" text:min-label-width="0.25in"/>
        <style:text-properties fo:font-family="StarSymbol" style:font-charset="x-symbol"/>
      </text:list-level-style-bullet>
      <text:list-level-style-bullet text:level="10" text:style-name="Bullet_20_Symbols" style:num-suffix="." text:bullet-char="–">
        <style:list-level-properties text:space-before="2.25in" text:min-label-width="0.25in"/>
        <style:text-properties fo:font-family="StarSymbol" style:font-charset="x-symbol"/>
      </text:list-level-style-bullet>
    </text:list-style>
    <text:list-style style:name="L3">
      <text:list-level-style-bullet text:level="1" text:style-name="Bullet_20_Symbols" style:num-suffix="." text:bullet-char="–">
        <style:list-level-properties text:min-label-width="0.25in"/>
        <style:text-properties fo:font-family="StarSymbol" style:font-charset="x-symbol"/>
      </text:list-level-style-bullet>
      <text:list-level-style-bullet text:level="2" text:style-name="Bullet_20_Symbols" style:num-suffix="." text:bullet-char="–">
        <style:list-level-properties text:space-before="0.25in" text:min-label-width="0.25in"/>
        <style:text-properties fo:font-family="StarSymbol" style:font-charset="x-symbol"/>
      </text:list-level-style-bullet>
      <text:list-level-style-bullet text:level="3" text:style-name="Bullet_20_Symbols" style:num-suffix="." text:bullet-char="–">
        <style:list-level-properties text:space-before="0.5in" text:min-label-width="0.25in"/>
        <style:text-properties fo:font-family="StarSymbol" style:font-charset="x-symbol"/>
      </text:list-level-style-bullet>
      <text:list-level-style-bullet text:level="4" text:style-name="Bullet_20_Symbols" style:num-suffix="." text:bullet-char="–">
        <style:list-level-properties text:space-before="0.75in" text:min-label-width="0.25in"/>
        <style:text-properties fo:font-family="StarSymbol" style:font-charset="x-symbol"/>
      </text:list-level-style-bullet>
      <text:list-level-style-bullet text:level="5" text:style-name="Bullet_20_Symbols" style:num-suffix="." text:bullet-char="–">
        <style:list-level-properties text:space-before="1in" text:min-label-width="0.25in"/>
        <style:text-properties fo:font-family="StarSymbol" style:font-charset="x-symbol"/>
      </text:list-level-style-bullet>
      <text:list-level-style-bullet text:level="6" text:style-name="Bullet_20_Symbols" style:num-suffix="." text:bullet-char="–">
        <style:list-level-properties text:space-before="1.25in" text:min-label-width="0.25in"/>
        <style:text-properties fo:font-family="StarSymbol" style:font-charset="x-symbol"/>
      </text:list-level-style-bullet>
      <text:list-level-style-bullet text:level="7" text:style-name="Bullet_20_Symbols" style:num-suffix="." text:bullet-char="–">
        <style:list-level-properties text:space-before="1.5in" text:min-label-width="0.25in"/>
        <style:text-properties fo:font-family="StarSymbol" style:font-charset="x-symbol"/>
      </text:list-level-style-bullet>
      <text:list-level-style-bullet text:level="8" text:style-name="Bullet_20_Symbols" style:num-suffix="." text:bullet-char="–">
        <style:list-level-properties text:space-before="1.75in" text:min-label-width="0.25in"/>
        <style:text-properties fo:font-family="StarSymbol" style:font-charset="x-symbol"/>
      </text:list-level-style-bullet>
      <text:list-level-style-bullet text:level="9" text:style-name="Bullet_20_Symbols" style:num-suffix="." text:bullet-char="–">
        <style:list-level-properties text:space-before="2in" text:min-label-width="0.25in"/>
        <style:text-properties fo:font-family="StarSymbol" style:font-charset="x-symbol"/>
      </text:list-level-style-bullet>
      <text:list-level-style-bullet text:level="10" text:style-name="Bullet_20_Symbols" style:num-suffix="." text:bullet-char="–">
        <style:list-level-properties text:space-before="2.25in" text:min-label-width="0.25in"/>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Chapter 5</text:h>
      <text:p text:style-name="HB">Functions and Generators</text:p>
      <text:p text:style-name="BodyNoIndent">Any non-trivial application requires the ability to separate code into reusable units of execution. In Python, the basic tools for achieving this reuse are functions and generators.</text:p>
      <text:p text:style-name="Body">Functions are used to separate out operations with a single stage, such as adding two numbers together. On each invocation, the function is supplied with sufficient arguments to fill the parameters, and the function then performs the defined operation and returns the result to the caller.</text:p>
      <text:p text:style-name="Body">Generators are used to separate out operations with multiple stages, such as iterating through a container. At the end of each stage of the operation the generator yields the result of that stage to the caller. When starting the next stage, the caller is able to provide additional information to the generator. Finally, the generator raises a particular type of exception to signal completion of the operation.</text:p>
      <text:h text:style-name="P1" text:outline-level="2">5.1 Defining and Using Functions for Single-Stage Operations</text:h>
      <text:p text:style-name="BodyNoIndent">A function definition allows a suite of code to be deferred for later execution. It is specified by using a <text:span text:style-name="CD2">def</text:span> statement, which has the form:</text:p>
      <text:p text:style-name="CDT1"><text:span text:style-name="CD2">def</text:span> <text:span text:style-name="CD3">FUNC_NAME</text:span>(<text:span text:style-name="CD3">PARAMETER_SPEC</text:span>):</text:p>
      <text:p text:style-name="CDTX"><text:s text:c="4"/><text:span text:style-name="CD3">FUNC_SUITE</text:span></text:p>
      <text:p text:style-name="Body">This statement creates a new function object and binds it to the supplied name. The parameter specification defines how arguments are handled when the function is called. The contained suite defines the actual operation carried out by the function. This suite is <text:span text:style-name="E2">not</text:span> permitted to contain any <text:span text:style-name="CD2">yield</text:span> expressions, but may otherwise contain any statement or expression. Use of a <text:span text:style-name="CD2">yield</text:span> expression indicates a multi-stage operation is being defined and means that the statement is interpreted as creating a generator rather than a normal function.</text:p>
      <text:p text:style-name="Body">If no parameters are needed, the empty parentheses are still required in the function definition. Otherwise, the parameter specification for a function definition has one of the following forms:</text:p>
      <text:p text:style-name="BL1">[lb]<text:tab/>a single required parameter: <text:span text:style-name="CD3"><text:span text:style-name="T1">PARAM_NAME</text:span></text:span></text:p>
      <text:p text:style-name="BL">[lb]<text:tab/>a single optional parameter: <text:span text:style-name="CD3"><text:span text:style-name="T1">PARAM_NAME</text:span></text:span><text:span text:style-name="CD1"><text:span text:style-name="T1">=</text:span></text:span><text:span text:style-name="CD3"><text:span text:style-name="T1">DEFAULT_EXPR</text:span></text:span></text:p>
      <text:p text:style-name="BL">[lb]<text:tab/>a parameter for all additional positional arguments: <text:span text:style-name="CD3"><text:span text:style-name="T1">*ARGS_PARAM</text:span></text:span></text:p>
      <text:p text:style-name="BL">[lb]<text:tab/>a parameter for all additional keyword arguments: <text:span text:style-name="CD3"><text:span text:style-name="T1">**KWDS_PARAM</text:span></text:span></text:p>
      <text:p text:style-name="BX">[lb]<text:tab/>a comma-separated sequence comprising one or more of the above</text:p>
      <text:p text:style-name="Body">When the parameter specification consists of a comma-separated sequence, then the parameters are required to appear in the order listed above, with required parameters appearing before optional parameters and with the two catch-all parameters at the end of the specification.</text:p>
      <text:p text:style-name="Body">Conventionally, the parameters for additional positional arguments and keyword arguments are named <text:span text:style-name="CD1">*args</text:span> and <text:span text:style-name="CD1">**kwds</text:span>, respectively. The following listing shows the five basic parameter specifications being called with no arguments, a single positional argument and a single keyword argument.</text:p>
      <text:p text:style-name="CDT1">&gt;&gt;&gt; # Function with no parameters</text:p>
      <text:p text:style-name="CDT">&gt;&gt;&gt; <text:span text:style-name="CD2">def</text:span> f():</text:p>
      <text:p text:style-name="CDT"><text:soft-page-break/>... <text:s text:c="4"/><text:span text:style-name="CD2">print</text:span> "No arguments allowed"</text:p>
      <text:p text:style-name="CDT">...</text:p>
      <text:p text:style-name="CDT">&gt;&gt;&gt; f()</text:p>
      <text:p text:style-name="CDT">No arguments allowed</text:p>
      <text:p text:style-name="CDT">&gt;&gt;&gt; f(1)</text:p>
      <text:p text:style-name="CDT">Traceback (most recent call last):</text:p>
      <text:p text:style-name="CDT"><text:s text:c="2"/>...</text:p>
      <text:p text:style-name="CDT">TypeError: f() takes no arguments (1 given)</text:p>
      <text:p text:style-name="CDT">&gt;&gt;&gt; f(arg=1)</text:p>
      <text:p text:style-name="CDT">Traceback (most recent call last):</text:p>
      <text:p text:style-name="CDT"><text:s text:c="2"/>...</text:p>
      <text:p text:style-name="CDT">TypeError: f() takes no arguments (1 given)</text:p>
      <text:p text:style-name="CDT">&gt;&gt;&gt; # Function with 1 required parameter</text:p>
      <text:p text:style-name="CDT">&gt;&gt;&gt; <text:span text:style-name="CD2">def</text:span> f(arg):</text:p>
      <text:p text:style-name="CDT">... <text:s text:c="4"/><text:span text:style-name="CD2">print</text:span> "Required argument:", arg</text:p>
      <text:p text:style-name="CDT">...</text:p>
      <text:p text:style-name="CDT">&gt;&gt;&gt; f()</text:p>
      <text:p text:style-name="CDT">Traceback (most recent call last):</text:p>
      <text:p text:style-name="CDT"><text:s text:c="2"/>...</text:p>
      <text:p text:style-name="CDT">TypeError: f() takes 1 argument (0 given)</text:p>
      <text:p text:style-name="CDT">&gt;&gt;&gt; f(1)</text:p>
      <text:p text:style-name="CDT">Required argument: 1</text:p>
      <text:p text:style-name="CDT">&gt;&gt;&gt; f(arg=1)</text:p>
      <text:p text:style-name="CDT">Required argument: 1</text:p>
      <text:p text:style-name="CDT">&gt;&gt;&gt; # Function with 1 optional parameter</text:p>
      <text:p text:style-name="CDT">&gt;&gt;&gt; <text:span text:style-name="CD2">def</text:span> f(arg=0):</text:p>
      <text:p text:style-name="CDT">... <text:s text:c="4"/><text:span text:style-name="CD2">print</text:span> "Optional argument:", arg</text:p>
      <text:p text:style-name="CDT">...</text:p>
      <text:p text:style-name="CDT">&gt;&gt;&gt; f()</text:p>
      <text:p text:style-name="CDT">Optional argument: 0</text:p>
      <text:p text:style-name="CDT">&gt;&gt;&gt; f(1)</text:p>
      <text:p text:style-name="CDT">Optional argument: 1</text:p>
      <text:p text:style-name="CDT">&gt;&gt;&gt; f(arg=1)</text:p>
      <text:p text:style-name="CDT">Optional argument: 1</text:p>
      <text:p text:style-name="CDT">&gt;&gt;&gt; # Function accepting arbitrary positional arguments</text:p>
      <text:p text:style-name="CDT">&gt;&gt;&gt; <text:span text:style-name="CD2">def</text:span> f(*args):</text:p>
      <text:p text:style-name="CDT">... <text:s text:c="4"/><text:span text:style-name="CD2">print</text:span> "Positional arguments:", args</text:p>
      <text:p text:style-name="CDT">...</text:p>
      <text:p text:style-name="CDT">&gt;&gt;&gt; f()</text:p>
      <text:p text:style-name="CDT">Positional arguments: ()</text:p>
      <text:p text:style-name="CDT">&gt;&gt;&gt; f(1)</text:p>
      <text:p text:style-name="CDT">Positional arguments: (1,)</text:p>
      <text:p text:style-name="CDT">&gt;&gt;&gt; f(arg=1)</text:p>
      <text:p text:style-name="CDT">Traceback (most recent call last):</text:p>
      <text:p text:style-name="CDT"><text:s text:c="2"/>...</text:p>
      <text:p text:style-name="CDT">TypeError: f() got an unexpected keyword argument 'arg'</text:p>
      <text:p text:style-name="CDT">&gt;&gt;&gt; # Function accepting arbitrary keyword arguments</text:p>
      <text:p text:style-name="CDT">&gt;&gt;&gt; <text:span text:style-name="CD2">def</text:span> f(**kwds):</text:p>
      <text:p text:style-name="CDT">... <text:s text:c="4"/><text:span text:style-name="CD2">print</text:span> "Keyword arguments:", kwds</text:p>
      <text:p text:style-name="CDT">...</text:p>
      <text:p text:style-name="CDT">&gt;&gt;&gt; f()</text:p>
      <text:p text:style-name="CDT">Keyword arguments: {}</text:p>
      <text:p text:style-name="CDT">&gt;&gt;&gt; f(1)</text:p>
      <text:p text:style-name="CDT">Traceback (most recent call last):</text:p>
      <text:p text:style-name="CDT"><text:s text:c="2"/>...</text:p>
      <text:p text:style-name="CDT">TypeError: f() takes exactly 0 arguments (1 given)</text:p>
      <text:p text:style-name="CDT">&gt;&gt;&gt; f(arg=1)</text:p>
      <text:p text:style-name="CDTX">Keyword arguments: {'arg': 1}</text:p>
      <text:h text:style-name="P2" text:outline-level="3"><text:soft-page-break/>5.1.1 Calling Functions</text:h>
      <text:p text:style-name="BodyNoIndent">There is no reason to define a function unless there is an intent for that function to later be used. Functions are used by calling them via the syntax previously mentioned in Chapter XREF(Statements and Expressions):</text:p>
      <text:p text:style-name="C1"><text:span text:style-name="CD3">BASE_EXPR</text:span><text:span text:style-name="CD1">(</text:span><text:span text:style-name="CD3">ARGS</text:span><text:span text:style-name="CD1">)</text:span></text:p>
      <text:p text:style-name="Body">The base expression is expected to resolve to a callable object (an object with a <text:span text:style-name="CD1">__call__()</text:span> method). The callable object is then responsible for mapping the arguments supplied to the function call to the parameter list of the callable object's <text:span text:style-name="CD1">__call__()</text:span> method. The interpreter takes care of this process automatically for defined functions and classes declared in Python.</text:p>
      <text:p text:style-name="Body">Excluding builtin and extension types which implement <text:span text:style-name="CD1">__call__()</text:span> directly in the underlying implementation language, a function call will eventually resolve to a real Python function object. When called, the function object creates a new execution frame to actually execute the function's code. The execution frame holds the local variables necessary for successful evaluation of the function, as well as providing the necessary link back to the calling frame in order to return the result of this function, and to propagate any exceptions. The details of execution frames are highly implementation dependent, so nothing beyond their existence and purpose will be covered here.</text:p>
      <text:p text:style-name="Body">The dynamic call stack consists of the current execution frame, and the linked sequence of calling frames up to the top level frame which was created directly by the interpreter. This top level frame may have been created as a result of a command line invocation of the interpreter, by creation of a new operating system thread, or by some other mechanism provided by the interpreter or an extension module. When a traceback is printed for an unhandled exception, it is this dynamic call stack that is being displayed.</text:p>
      <text:h text:style-name="P2" text:outline-level="3">5.1.2 Mapping Arguments to Parameters</text:h>
      <text:p text:style-name="BodyNoIndent">The arguments to a function call have one of the following forms:</text:p>
      <text:p text:style-name="BL1">[lb]<text:tab/>a single generator expression: <text:span text:style-name="CD3"><text:span text:style-name="T2">EXPR</text:span></text:span><text:span text:style-name="CD2"><text:span text:style-name="T3"> </text:span></text:span><text:span text:style-name="CD2"><text:span text:style-name="T2">for</text:span></text:span><text:span text:style-name="CD2"><text:span text:style-name="T3"> </text:span></text:span><text:span text:style-name="CD3"><text:span text:style-name="T2">VARS1</text:span></text:span><text:span text:style-name="CD2"><text:span text:style-name="T3"> </text:span></text:span><text:span text:style-name="CD2"><text:span text:style-name="T2">in</text:span></text:span><text:span text:style-name="CD2"><text:span text:style-name="T3"> </text:span></text:span><text:span text:style-name="CD3"><text:span text:style-name="T2">ITER1</text:span></text:span></text:p>
      <text:p text:style-name="BL">[lb]<text:tab/>a single positional argument: <text:span text:style-name="CD3"><text:span text:style-name="T1">ARG_EXPR</text:span></text:span></text:p>
      <text:p text:style-name="BL">[lb]<text:tab/>a single keyword argument: <text:span text:style-name="CD3"><text:span text:style-name="T1">PARAM_NAME</text:span></text:span><text:span text:style-name="CD1"><text:span text:style-name="T1">=</text:span></text:span><text:span text:style-name="CD3"><text:span text:style-name="T1">ARG_EXPR</text:span></text:span></text:p>
      <text:p text:style-name="BL">[lb]<text:tab/>an iterable containing positional arguments: <text:span text:style-name="CD1"><text:span text:style-name="T1">*</text:span></text:span><text:span text:style-name="CD3"><text:span text:style-name="T1">ARG_ITER</text:span></text:span></text:p>
      <text:p text:style-name="BL">[lb]<text:tab/>a dictionary containing keyword arguments: <text:span text:style-name="CD1"><text:span text:style-name="T1">**KW</text:span></text:span><text:span text:style-name="CD3"><text:span text:style-name="T1">ARG_DICT</text:span></text:span></text:p>
      <text:p text:style-name="BX">[lb]<text:tab/>a comma-separated argument sequence comprising one or more of the above</text:p>
      <text:p text:style-name="Body">When the arguments to a function call consist of a comma-separated sequence, they are required to appear in the order listed above, with positional arguments appearing before keyword arguments and with the two special argument forms at the end of the call. Additionally, generator expressions must be parenthesized when they are not the sole argument to the call (otherwise it is difficult for either the interpreter or a human reader to tell where the generator expression ends and the next argument begins).</text:p>
      <text:p text:style-name="Body">If no arguments are needed, the empty parentheses are still required in order to denote the call operation. If the parentheses are omitted then the result of the expression is the callable object itself rather than the result of calling that object. This behavior is occasionally surprising for programmers familiar with languages that do not treat functions and methods as first class objects, but forms the basis of much of Python's flexibility.</text:p>
      <text:p text:style-name="Body">When a call is made, the interpreter attempts to match the supplied arguments with the parameter specification of the function being called. Firstly, any supplied positional arguments are mapped to the required and optional parameters in order from left to right. Any excess positional arguments are stored in a tuple that is then assigned to the parameter for additional positional arguments. If this parameter is not defined then the interpreter raises a <text:span text:style-name="CD1">TypeError</text:span> to indicate that there are too many positional arguments in the call.</text:p>
      <text:p text:style-name="Body">Secondly, any supplied keyword arguments are mapped to the required and optional parameters which have not yet received a value. If a keyword argument maps to a parameter which has already been filled by a positional argument, then the interpreter raises a <text:span text:style-name="CD1">TypeError</text:span> to indicate that two arguments were received for <text:soft-page-break/>the same parameter. Any keyword arguments that do not map to a required or optional parameter are stored in in a new dictionary that is then assigned to the parameter for additional keyword arguments. If this parameter is not defined then the interpreter raises a <text:span text:style-name="CD1">TypeError</text:span> to indicate that there are unrecognized keyword arguments in the call.</text:p>
      <text:p text:style-name="Body">Finally, the interpreter checks that all parameters have received a value. If any optional parameters have not received a value, their default value is used. If any required parameters have not received a value, then the interpreter raises a <text:span text:style-name="CD1">TypeError</text:span> to indicate that not enough arguments were received for the required parameter.</text:p>
      <text:p text:style-name="Body">The following listing shows the various ways arguments may be mapped to a function's parameter list.</text:p>
      <text:p text:style-name="CDT1">&gt;&gt;&gt; <text:span text:style-name="CD2">def</text:span> f(required, optional=0, *args, **kwds):</text:p>
      <text:p text:style-name="CDT">... <text:s text:c="4"/><text:span text:style-name="CD2">print</text:span> "Required argument:", required</text:p>
      <text:p text:style-name="CDT">... <text:s text:c="4"/><text:span text:style-name="CD2">print</text:span> "Optional argument:", optional</text:p>
      <text:p text:style-name="CDT">... <text:s text:c="4"/><text:span text:style-name="CD2">print</text:span> "Extra positional arguments:", args</text:p>
      <text:p text:style-name="CDT">... <text:s text:c="4"/><text:span text:style-name="CD2">print</text:span> "Extra keyword arguments:", kwds</text:p>
      <text:p text:style-name="CDT">...</text:p>
      <text:p text:style-name="CDT">&gt;&gt;&gt; f(1) <text:s text:c="28"/># Must provide at least the required argument</text:p>
      <text:p text:style-name="CDT">Required argument: 1</text:p>
      <text:p text:style-name="CDT">Optional argument: 0</text:p>
      <text:p text:style-name="CDT">Extra positional arguments: ()</text:p>
      <text:p text:style-name="CDT">Extra keyword arguments: {}</text:p>
      <text:p text:style-name="CDT">&gt;&gt;&gt; f(1, 2) <text:s text:c="25"/># Provide optional positional argument</text:p>
      <text:p text:style-name="CDT">Required argument: 1</text:p>
      <text:p text:style-name="CDT">Optional argument: 2</text:p>
      <text:p text:style-name="CDT">Extra positional arguments: ()</text:p>
      <text:p text:style-name="CDT">Extra keyword arguments: {}</text:p>
      <text:p text:style-name="CDT">&gt;&gt;&gt; f(1, 2, 3, 4) <text:s text:c="19"/># Provide some extra positional arguments</text:p>
      <text:p text:style-name="CDT">Required argument: 1</text:p>
      <text:p text:style-name="CDT">Optional argument: 2</text:p>
      <text:p text:style-name="CDT">Extra positional arguments: (3, 4)</text:p>
      <text:p text:style-name="CDT">Extra keyword arguments: {}</text:p>
      <text:p text:style-name="CDT">&gt;&gt;&gt; f(1, 2, 3, extra=4) <text:s text:c="13"/># Provide an extra keyword argument</text:p>
      <text:p text:style-name="CDT">Required argument: 1</text:p>
      <text:p text:style-name="CDT">Optional argument: 2</text:p>
      <text:p text:style-name="CDT">Extra positional arguments: (3,)</text:p>
      <text:p text:style-name="CDT">Extra keyword arguments: {'extra': 4}</text:p>
      <text:p text:style-name="CDT">&gt;&gt;&gt; f(1, extra=3, optional=2) <text:s text:c="7"/># Provide optional parameter by keyword</text:p>
      <text:p text:style-name="CDT">Required argument: 1</text:p>
      <text:p text:style-name="CDT">Optional argument: 2</text:p>
      <text:p text:style-name="CDT">Extra positional arguments: ()</text:p>
      <text:p text:style-name="CDT">Extra keyword arguments: {'extra': 3}</text:p>
      <text:p text:style-name="CDT">&gt;&gt;&gt; f(optional=2, required=1) <text:s text:c="7"/># Order of keyword arguments does not matter</text:p>
      <text:p text:style-name="CDT">Required argument: 1</text:p>
      <text:p text:style-name="CDT">Optional argument: 2</text:p>
      <text:p text:style-name="CDT">Extra positional arguments: ()</text:p>
      <text:p text:style-name="CDT">Extra keyword arguments: {}</text:p>
      <text:p text:style-name="CDT">&gt;&gt;&gt; f(required=1) <text:s text:c="19"/># Provide only required argument by keyword</text:p>
      <text:p text:style-name="CDT">Required argument: 1</text:p>
      <text:p text:style-name="CDT">Optional argument: 0</text:p>
      <text:p text:style-name="CDT">Extra positional arguments: ()</text:p>
      <text:p text:style-name="CDTX">Extra keyword arguments: {}</text:p>
      <text:h text:style-name="P2" text:outline-level="3">5.1.3 Evaluating Default Arguments</text:h>
      <text:p text:style-name="BodyNoIndent">In static languages such as C, function definitions are instructions to the compiler rather than executable statements. This leads to such languages making distinctions between events that occur at run-time and at <text:soft-page-break/>compile time. In Python, function definitions are statements in their own right, so run-time events related to functions are further divided into events that occur at definition time and at execution time. Definition time refers to the point where the function is defined by the <text:span text:style-name="CD2">def</text:span> statement. Execution time refers to the point where the function is called and the body of the function is executed.</text:p>
      <text:p text:style-name="Body">Where these distinctions matter the most is in the evaluation of default arguments, as this occurs only once at the time the function is defined. For immutable default values like numbers or the constant value <text:span text:style-name="CD1">None</text:span>, this doesn't have any perceptible effect. For mutable defaults like lists and dictionaries, however, it makes a significant difference, as it means a single instance of the object is created at definition time, and is then shared across all invocations of the function that use the default argument value. This can result in unintended side effects. The typical approach to handling this situation is to use <text:span text:style-name="CD1">None</text:span> as the default argument, and include code in the body of the function to create the appropriate default value when the parameter is set to <text:span text:style-name="CD1">None.</text:span> The following listing shows the difference between the two mechanisms.</text:p>
      <text:p text:style-name="CDT1">&gt;&gt;&gt; <text:span text:style-name="CD2">def</text:span> f(arg, list_arg=[]):</text:p>
      <text:p text:style-name="CDT">... <text:s text:c="4"/>list_arg.append(arg)</text:p>
      <text:p text:style-name="CDT">... <text:s text:c="4"/><text:span text:style-name="CD2">print</text:span> list_arg</text:p>
      <text:p text:style-name="CDT">...</text:p>
      <text:p text:style-name="CDT">&gt;&gt;&gt; f(1) <text:s text:c="7"/># First call appends to list and prints it</text:p>
      <text:p text:style-name="CDT">[1]</text:p>
      <text:p text:style-name="CDT">&gt;&gt;&gt; f(2, [3]) <text:s text:c="2"/># Call with explicit list works as expected</text:p>
      <text:p text:style-name="CDT">[3, 2]</text:p>
      <text:p text:style-name="CDT">&gt;&gt;&gt; f(3) <text:s text:c="7"/># This call appends to the same list object as the first call</text:p>
      <text:p text:style-name="CDT">[1, 3]</text:p>
      <text:p text:style-name="CDT">&gt;&gt;&gt; <text:span text:style-name="CD2">def</text:span> f(arg, list_arg=None):</text:p>
      <text:p text:style-name="CDT">... <text:s text:c="4"/>list_to_print = (list_arg if list_arg is not None else [])</text:p>
      <text:p text:style-name="CDT">... <text:s text:c="4"/>list_to_print.append(arg)</text:p>
      <text:p text:style-name="CDT">... <text:s text:c="4"/><text:span text:style-name="CD2">print</text:span> list_to_print</text:p>
      <text:p text:style-name="CDT">&gt;&gt;&gt; f(1) <text:s text:c="7"/># First call appends to list and prints it</text:p>
      <text:p text:style-name="CDT">[1]</text:p>
      <text:p text:style-name="CDT">&gt;&gt;&gt; f(2, [3]) <text:s text:c="2"/># Call with explicit list works as expected</text:p>
      <text:p text:style-name="CDT">[3, 2]</text:p>
      <text:p text:style-name="CDT">&gt;&gt;&gt; f(3) <text:s text:c="7"/># This call appends to a different list object from the first call</text:p>
      <text:p text:style-name="CDTX">[3]</text:p>
      <text:p text:style-name="Body">When desiring to share significant state across multiple calls to a function, it may be preferable to replace a simple function with a class that provides a <text:span text:style-name="CD1">__call__()</text:span> method, as in the following listing.</text:p>
      <text:p text:style-name="CDT1">&gt;&gt;&gt; <text:span text:style-name="CD2">class</text:span> Callable(object):</text:p>
      <text:p text:style-name="CDT">... <text:s text:c="4"/><text:span text:style-name="CD2">def</text:span> __init__(self):</text:p>
      <text:p text:style-name="CDT">... <text:s text:c="8"/>self.arg_history = []</text:p>
      <text:p text:style-name="CDT">... <text:s text:c="4"/><text:span text:style-name="CD2">def</text:span> __call__(self, arg):</text:p>
      <text:p text:style-name="CDT">... <text:s text:c="8"/>self.arg_history.append(arg)</text:p>
      <text:p text:style-name="CDT">... <text:s text:c="8"/><text:span text:style-name="CD2">print</text:span> self.arg_history</text:p>
      <text:p text:style-name="CDT">...</text:p>
      <text:p text:style-name="CDT">&gt;&gt;&gt; f = Callable()</text:p>
      <text:p text:style-name="CDT">&gt;&gt;&gt; f(1)</text:p>
      <text:p text:style-name="CDT">[1]</text:p>
      <text:p text:style-name="CDT">&gt;&gt;&gt; f(2)</text:p>
      <text:p text:style-name="CDT">[1, 2]</text:p>
      <text:p text:style-name="CDT">&gt;&gt;&gt; f(3)</text:p>
      <text:p text:style-name="CDTX">[1, 2, 3]</text:p>
      <text:h text:style-name="P2" text:outline-level="3"><text:soft-page-break/>5.1.4 Returning Values from Functions</text:h>
      <text:p text:style-name="BodyNoIndent">All functions in Python return a value. If the value to be returned is not set explicitly, it defaults to <text:span text:style-name="CD1">None</text:span><text:span text:style-name="Default_20_Paragraph_20_Font">. This is not always apparent when using the interactive interpreter, as the interactive prompt does not display anything when the result of an expression is </text:span><text:span text:style-name="CD1">None</text:span><text:span text:style-name="Default_20_Paragraph_20_Font">. The return value of a function can be specified using a return statement, which has the form:</text:span></text:p>
      <text:p text:style-name="C1"><text:span text:style-name="CD2">return</text:span><text:span text:style-name="Default_20_Paragraph_20_Font"> </text:span><text:span text:style-name="CD3">EXPR</text:span></text:p>
      <text:p text:style-name="P3"><text:span text:style-name="Default_20_Paragraph_20_Font">When the expression to be returned is a tuple, surrounding it in parentheses is optional. If the expression is omitted, the value returned defaults to </text:span><text:span text:style-name="CD1">None.</text:span><text:span text:style-name="Default_20_Paragraph_20_Font"> A function may contain any number of return statements. When a return statement is executed, the function execution is immediately terminated and the specified return value supplied to the caller. Any subsequent </text:span><text:span text:style-name="CD2">finally</text:span><text:span text:style-name="Default_20_Paragraph_20_Font"> clauses, and the context manager exit methods of surrounding </text:span><text:span text:style-name="CD2">with</text:span><text:span text:style-name="Default_20_Paragraph_20_Font"> statements are executed before the function terminates.</text:span></text:p>
      <text:p text:style-name="P3"><text:span text:style-name="Default_20_Paragraph_20_Font">The following listing shows some returning various values from a function, as well as using a return statement to finish a function early.</text:span></text:p>
      <text:p text:style-name="CDT1">&gt;&gt;&gt; <text:span text:style-name="CD2">def</text:span> f():</text:p>
      <text:p text:style-name="CDT">... <text:s text:c="4"/><text:span text:style-name="CD2">pass</text:span> <text:s text:c="8"/># Implicitly returns None when function terminates</text:p>
      <text:p text:style-name="CDT">...</text:p>
      <text:p text:style-name="CDT">&gt;&gt;&gt; print f() <text:s text:c="7"/># Need a print statement to display None result</text:p>
      <text:p text:style-name="CDT">None</text:p>
      <text:p text:style-name="CDT">&gt;&gt;&gt; <text:span text:style-name="CD2">def</text:span> f():</text:p>
      <text:p text:style-name="CDT">... <text:s text:c="4"/><text:span text:style-name="CD2">return</text:span> <text:s text:c="6"/># Explicit return defaults to None</text:p>
      <text:p text:style-name="CDT">...</text:p>
      <text:p text:style-name="CDT">&gt;&gt;&gt; print f()</text:p>
      <text:p text:style-name="CDT">None</text:p>
      <text:p text:style-name="CDT">&gt;&gt;&gt; <text:span text:style-name="CD2">def</text:span> f():</text:p>
      <text:p text:style-name="CDT">... <text:s text:c="4"/><text:span text:style-name="CD2">return</text:span> 1 <text:s text:c="4"/># Return a specific value</text:p>
      <text:p text:style-name="CDT">...</text:p>
      <text:p text:style-name="CDT">&gt;&gt;&gt; f()</text:p>
      <text:p text:style-name="CDT">1</text:p>
      <text:p text:style-name="CDT">&gt;&gt;&gt; <text:span text:style-name="CD2">def</text:span> f():</text:p>
      <text:p text:style-name="CDT">... <text:s text:c="4"/><text:span text:style-name="CD2">return</text:span> 1, 2 <text:s/># Parentheses are optional when returning a tuple</text:p>
      <text:p text:style-name="CDT">...</text:p>
      <text:p text:style-name="CDT">&gt;&gt;&gt; f()</text:p>
      <text:p text:style-name="CDT">(1, 2)</text:p>
      <text:p text:style-name="CDT">&gt;&gt;&gt; <text:span text:style-name="CD2">def</text:span> f(limit):</text:p>
      <text:p text:style-name="CDT">... <text:s text:c="4"/><text:span text:style-name="CD2">for</text:span> i <text:span text:style-name="CD2">in</text:span> range(10):</text:p>
      <text:p text:style-name="CDT">... <text:s text:c="8"/><text:span text:style-name="CD2">print</text:span> "i =", i</text:p>
      <text:p text:style-name="CDT">... <text:s text:c="8"/><text:span text:style-name="CD2">if</text:span> i == limit:</text:p>
      <text:p text:style-name="CDT">... <text:s text:c="12"/><text:span text:style-name="CD2">return</text:span> <text:s text:c="6"/># A return statement terminates the function</text:p>
      <text:p text:style-name="CDT">...</text:p>
      <text:p text:style-name="CDT">&gt;&gt;&gt; f(3)</text:p>
      <text:p text:style-name="CDT">i = 0</text:p>
      <text:p text:style-name="CDT">i = 1</text:p>
      <text:p text:style-name="CDT">i = 2</text:p>
      <text:p text:style-name="CDT">i = 3</text:p>
      <text:p text:style-name="CDT">&gt;&gt;&gt; f(0)</text:p>
      <text:p text:style-name="CDTX"><text:span text:style-name="Default_20_Paragraph_20_Font">i = 0</text:span></text:p>
      <text:h text:style-name="P2" text:outline-level="3">5.1.5 Function Attributes</text:h>
      <text:p text:style-name="BodyNoIndent">Function objects provide a number of standard attributes and also support the addition of arbitrary attributes by application code. The majority of these attributes are used for introspection purposes, but some relate to the <text:soft-page-break/>actual operation of the function. The following description only applies fully to functions written in Python. Function objects that are solely wrappers around functions written in the underlying implementation language (whether that language is C, Java, C#, the restricted Python variant used for section of PyPy, or something else entirely) may support none, some or all of the described features.</text:p>
      <text:p text:style-name="P3">A function's <text:span text:style-name="CD1">__name__</text:span> and <text:span text:style-name="CD1">__module__</text:span> attributes are used for introspection and are set when the function is defined. The <text:span text:style-name="CD1">__name_</text:span><text:span text:style-name="CD1">_</text:span> is initially set to the name given in the function definition statement, which will often differ from the variable name used to access the function at call time. The <text:span text:style-name="CD1">__module__</text:span> attribute is initially set to the name of the module containing the function definition statement. Both of these attributes can be changed simply by assigning to them (see the following section for one of the few cases where doing so is a good idea).</text:p>
      <text:p text:style-name="P3">A function's <text:span text:style-name="CD1">__doc__</text:span> attribute contains the function's documentation string (commonly referred to as the function's docstring). This attribute is set automatically by including a string literal expression as the first statement in the body of the function. PEP 257 covers the documentation string conventions employed in the Python standard library. These conventions are recognized by a number of automated documentation tools, such as the standard library's own <text:span text:style-name="CD1">pydoc</text:span> module.</text:p>
      <text:p text:style-name="P3">A function's <text:span text:style-name="CD1">__dict__</text:span> attribute is used to store any attributes set on the function object by application code. This capability was added by PEP 232, and allows functions to be annotated with additional information that may be relevant for certain applications. For example, a function may be annotated with a COM or CORBA signature, or with details relevant to the Java or .NET runtime environment in a Jython or IronPython application. Integrated development environments may annotate function objects in order to provide enhanced debugging capabilities. This attribute may be replaced entirely with a different dictionary, or else it may accessed and modified directly (rather than via the attributes of the function object).</text:p>
      <text:p text:style-name="P3">A function's <text:span text:style-name="CD1">__name__</text:span>, <text:span text:style-name="CD1">__doc__</text:span> and <text:span text:style-name="CD1">__dict__</text:span> attributes are also accessible via the legacy names <text:span text:style-name="CD1">func_name</text:span>, <text:span text:style-name="CD1">func_doc</text:span> and <text:span text:style-name="CD1">func_dict</text:span>. However, these aliases are likely to disappear in a future version of Python and should be avoided in new code.</text:p>
      <text:p text:style-name="QQ">XXX: The following still needs to be checked to make sure it isn't straying too far into CPython specific territory. This is all from the language reference, so it should be fairly universal, but I haven't actually tried it out on any of the other implementations.</text:p>
      <text:p text:style-name="Body">In addition to the descriptive attributes, a function also contains several attributes that define the operation of the function itself. These attributes are <text:span text:style-name="CD1">func_code</text:span>, <text:span text:style-name="CD1">func_defaults</text:span>, <text:span text:style-name="CD1">func_globals</text:span> and <text:span text:style-name="CD1">func_closure</text:span>. To understand the way these attributes are used, it is first necessary to understand Python's namespace scoping rules, as discussed in Chapter XREF(References and Namespaces).</text:p>
      <text:p text:style-name="P3">Starting with the simplest of these attributes, <text:span text:style-name="CD1">func_globals</text:span> is a reference to the global namespace of the module where the function was defined. This namespace is used to satisfy any variable lookups in the function that are not identified by the compiler as being local variables or references to the namespace of a containing function. This is a read-only attribute – it is not possible to alter a function to reference a different global namespace.</text:p>
      <text:p text:style-name="P3">The <text:span text:style-name="CD1">func_closure</text:span> attribute is a read-only tuple of cell objects which are used by the function to access variables in the namespaces of any surrounding functions. Starting with Python 2.5, each cell object has a read-only <text:span text:style-name="CD1">cell_contents</text:span> attribute that allows Python code to inspect the current value of the cell (that is, the final value of the referenced variable in the surrounding scope).</text:p>
      <text:p text:style-name="P3">The <text:span text:style-name="CD1">func_defaults</text:span> attribute is used to store any default argument values included in the function definition. This is a tuple containing all of the default values in the order they appeared in the function's parameter specification. As noted earlier, the values in this tuple are shared across all invocations of the function.</text:p>
      <text:p text:style-name="P3">Finally, the <text:span text:style-name="CD1">func_code</text:span> attribute references the compiled code object that represents the actual body of the function. This attribute is writable, but can only be reassigned to point to a different code object. Unlike function objects, code objects are entirely immutable and contain no references to mutable objects. A function's code object contains only information that can be determined entirely at compile time, while the other attributes of the function contain the additional contextual information which can only be determined when the function definition is actually executed. The internal details of code objects are implementation dependent (for example, Jython stores Java bytecode in code objects, while CPython uses its own custom bytecode for the CPython <text:soft-page-break/>virtual machine), but there are several standard attributes that are provided for introspection purposes: <text:span text:style-name="CD1">co_name</text:span>, <text:span text:style-name="CD1">co_argcount</text:span>, <text:span text:style-name="CD1">co_varnames</text:span>, <text:span text:style-name="CD1">co_flags</text:span>, <text:span text:style-name="CD1">co_</text:span><text:span text:style-name="CD1">nlocals</text:span>, <text:span text:style-name="CD1">co_freevars</text:span>, <text:span text:style-name="CD1">co_names</text:span>, <text:span text:style-name="CD1">co_cellvars</text:span>.</text:p>
      <text:p text:style-name="P3">Code objects also contain sufficient information to allow exception tracebacks to identify source file line numbers, but the exact details of how this mapping is recorded varies between implementations, as it depends on the format of the compiled code in the code object. Code objects will also contain references to immutable data values used in the body of the function. The precise constants stored depends not only on the implementation being in used, but also on the active optimization level (as an implementation's compiler may perform different operations on constants depending on which optimization features are enabled).</text:p>
      <text:p text:style-name="P3">The attributes of a code object are closely related to the attributes of the containing function object. Firstly, <text:span text:style-name="CD1">co_name</text:span> is typically the same as the name of the containing function. The only cases where it differs are where either the function's name or its code object have been reassigned since the function was defined.</text:p>
      <text:p text:style-name="P3">Several attributes then describe the parameters accepted and variable names used by the code object. <text:span text:style-name="CD1">co_argcount</text:span> is an integer giving the number of arguments that must be provided when the code object is executed. The names of these arguments are the first entries in the tuple <text:span text:style-name="CD1">co_varnames</text:span> and are listed in the same order as in the function definition. If <text:span text:style-name="CD1">func_defaults</text:span> contains values, then the corresponding arguments are optional.</text:p>
      <text:p text:style-name="P3">If the function's parameter specification includes either a variable arguments parameter, a variable keywords parameter, or both, then the parameter names for these items are the next entries in <text:span text:style-name="CD1">co_varnames</text:span>. Whether or not these values are present is indicated by particular bits being set in the <text:span text:style-name="CD1">co_flags</text:span> attribute.</text:p>
      <text:p text:style-name="P3">Any remaining entries in the <text:span text:style-name="CD1">co_varnames</text:span> tuple then refer to the names of local variables in the function that are not referenced by an nested functions. The attribute <text:span text:style-name="CD1">co_nlocals</text:span> is simply the number of elements in the <text:span text:style-name="CD1">co_varnames</text:span> tuple (as declaring a parameter creates a local variable to hold the value of that parameter).</text:p>
      <text:p text:style-name="P3">The <text:span text:style-name="CD1">co_cellvars</text:span> and <text:span text:style-name="CD1">co_freevars</text:span> attributes are used together with the <text:span text:style-name="CD1">func_closure</text:span> attribute to support nested function scopes as described in Chapter XREF(References and Namespaces). <text:span text:style-name="CD1">co_cellvars</text:span> contains the names of this function's local variables that are referenced from at least one inner function. <text:span text:style-name="CD1">co_freevars</text:span> contains the names of local variables of outer functions that this function references. The <text:span text:style-name="CD1">func_closure</text:span> attribute of the function object contains a tuple of cell objects corresponding to the free variables defined by the function's code object. These cell objects contain a reference to the actual value assigned in the outer function's namespace. As of Python 2.5, the referenced values may be accessed through the <text:span text:style-name="CD1">cell_contents</text:span> attribute of each cell object.</text:p>
      <text:p text:style-name="P3">The <text:span text:style-name="CD1">co_names</text:span> attribute is a tuple of all names that are used by the bytecode, including variable and attribute names. If a parameter is defined, but never actually used, its name will not appear in this tuple. </text:p>
      <text:p text:style-name="P3">Lastly, the <text:span text:style-name="CD1">co_flags</text:span> attribute is an integer used as a bitfield to describe a number of characteristics of the code object, as shown in Table 5.1. </text:p>
      <text:p text:style-name="TN">Table 5.1</text:p>
      <text:p text:style-name="TH">Code object flags</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Flag Name</text:p>
            </table:table-cell>
            <table:table-cell table:style-name="Table1.A1" office:value-type="string">
              <text:p text:style-name="P4">Flag Value</text:p>
            </table:table-cell>
            <table:table-cell table:style-name="Table1.C1" office:value-type="string">
              <text:p text:style-name="P4">Description</text:p>
            </table:table-cell>
          </table:table-row>
        </table:table-header-rows>
        <table:table-row table:style-name="Table1.1">
          <table:table-cell table:style-name="Table1.A2" office:value-type="string">
            <text:p text:style-name="P5">Optimized</text:p>
          </table:table-cell>
          <table:table-cell table:style-name="Table1.A2" office:value-type="string">
            <text:p text:style-name="P5">0001<text:span text:style-name="SUB1">16</text:span></text:p>
          </table:table-cell>
          <table:table-cell table:style-name="Table1.C2" office:value-type="string">
            <text:p text:style-name="P5">Indicates if the code object was compiled with code optimization enabled.</text:p>
          </table:table-cell>
        </table:table-row>
        <table:table-row table:style-name="Table1.1">
          <table:table-cell table:style-name="Table1.A2" office:value-type="string">
            <text:p text:style-name="P6">New Locals</text:p>
          </table:table-cell>
          <table:table-cell table:style-name="Table1.A2" office:value-type="string">
            <text:p text:style-name="TB">0002<text:span text:style-name="SUB1">16</text:span></text:p>
          </table:table-cell>
          <table:table-cell table:style-name="Table1.C2" office:value-type="string">
            <text:p text:style-name="P6">Indicates if the code object defines a new locals dictionary. This flag is set for functions and generators, but not for module level code and code in the body of a class statement.</text:p>
          </table:table-cell>
        </table:table-row>
        <table:table-row table:style-name="Table1.1">
          <table:table-cell table:style-name="Table1.A2" office:value-type="string">
            <text:p text:style-name="P6">Variable Arguments</text:p>
          </table:table-cell>
          <table:table-cell table:style-name="Table1.A2" office:value-type="string">
            <text:p text:style-name="TB">0004<text:span text:style-name="SUB1">16</text:span></text:p>
          </table:table-cell>
          <table:table-cell table:style-name="Table1.C2" office:value-type="string">
            <text:p text:style-name="P6">Indicates if the code object accepts additional positional arguments. This flag is set if a <text:span text:style-name="CD1">*args</text:span> parameter is defined in the function's parameter specification. If this flag is set, the corresponding local variable name is given by the first entry in <text:span text:style-name="CD1">co_varnames</text:span> after the normal argument names.</text:p>
          </table:table-cell>
        </table:table-row>
        <table:table-row table:style-name="Table1.1">
          <table:table-cell table:style-name="Table1.A2" office:value-type="string">
            <text:p text:style-name="P6">Variable Keywords</text:p>
          </table:table-cell>
          <table:table-cell table:style-name="Table1.A2" office:value-type="string">
            <text:p text:style-name="TB">0008<text:span text:style-name="SUB1">16</text:span></text:p>
          </table:table-cell>
          <table:table-cell table:style-name="Table1.C2" office:value-type="string">
            <text:p text:style-name="P6">Indicates if the code object accepts additional keyword arguments. This flag is set if a <text:span text:style-name="CD1">*kwds</text:span> parameter is defined in the function's parameter specification. If this flag is set, the corresponding local variable name is given by the entry in <text:span text:style-name="CD1">co_varnames</text:span> after the normal argument names and the name of the variable arguments parameter (if that parameter is used).</text:p>
          </table:table-cell>
        </table:table-row>
        <table:table-row table:style-name="Table1.1">
          <table:table-cell table:style-name="Table1.A2" office:value-type="string">
            <text:p text:style-name="P6">Nested Scopes (Obsolete)</text:p>
          </table:table-cell>
          <table:table-cell table:style-name="Table1.A2" office:value-type="string">
            <text:p text:style-name="TB">0010<text:span text:style-name="SUB1">16</text:span></text:p>
          </table:table-cell>
          <table:table-cell table:style-name="Table1.C2" office:value-type="string">
            <text:p text:style-name="P6">Indicates that the compiler directive <text:span text:style-name="CD2">from</text:span> <text:span text:style-name="CD1">__future__</text:span> <text:span text:style-name="CD2">import</text:span> <text:span text:style-name="CD1">nested_scopes</text:span> was in effect when the code object was compiled. This directive was no longer needed as of Python 2.2, <text:soft-page-break/>when the nested scopes described in Chapter XREF(References and Namespaces) first became Python's standard scoping behavior. Accordingly, this flag is no longer used.</text:p>
          </table:table-cell>
        </table:table-row>
        <table:table-row table:style-name="Table1.1">
          <table:table-cell table:style-name="Table1.A2" office:value-type="string">
            <text:p text:style-name="P6">Generator</text:p>
          </table:table-cell>
          <table:table-cell table:style-name="Table1.A2" office:value-type="string">
            <text:p text:style-name="TB">0020<text:span text:style-name="SUB1">16</text:span></text:p>
          </table:table-cell>
          <table:table-cell table:style-name="Table1.C2" office:value-type="string">
            <text:p text:style-name="P6">Indicates that the function is a generator function. This flag is set if the body of the function contains a <text:span text:style-name="CD2">yield</text:span> expression, indicating a multi-stage operation.</text:p>
          </table:table-cell>
        </table:table-row>
        <table:table-row table:style-name="Table1.1">
          <table:table-cell table:style-name="Table1.A2" office:value-type="string">
            <text:p text:style-name="P6">No Free Variables</text:p>
          </table:table-cell>
          <table:table-cell table:style-name="Table1.A2" office:value-type="string">
            <text:p text:style-name="TB">0040<text:span text:style-name="SUB1">16</text:span></text:p>
          </table:table-cell>
          <table:table-cell table:style-name="Table1.C2" office:value-type="string">
            <text:p text:style-name="P6">Indicates that the function does not rely on nested scopes. This flag is set if the function body does not refer to any free variables in outer scopes and does not define any inner functions that reference cell variables in this function.</text:p>
          </table:table-cell>
        </table:table-row>
        <table:table-row table:style-name="Table1.1">
          <table:table-cell table:style-name="Table1.A2" office:value-type="string">
            <text:p text:style-name="P6">Generator Allowed (Obsolete)</text:p>
          </table:table-cell>
          <table:table-cell table:style-name="Table1.A2" office:value-type="string">
            <text:p text:style-name="TB">1000<text:span text:style-name="SUB1">16</text:span></text:p>
          </table:table-cell>
          <table:table-cell table:style-name="Table1.C2" office:value-type="string">
            <text:p text:style-name="P6">Indicates that the compiler directive <text:span text:style-name="CD2">from</text:span> <text:span text:style-name="CD1">__future__</text:span> <text:span text:style-name="CD2">import</text:span> <text:span text:style-name="CD1">generators</text:span> was in effect when the code object was compiled. This directive was no longer needed as of Python 2.3, when <text:span text:style-name="CD2">yield</text:span> was permanently made a keyword. Accordingly, this flag is no longer used.</text:p>
          </table:table-cell>
        </table:table-row>
        <table:table-row table:style-name="Table1.1">
          <table:table-cell table:style-name="Table1.A2" office:value-type="string">
            <text:p text:style-name="P6">True Division</text:p>
          </table:table-cell>
          <table:table-cell table:style-name="Table1.A2" office:value-type="string">
            <text:p text:style-name="TB">2000<text:span text:style-name="SUB1">16</text:span></text:p>
          </table:table-cell>
          <table:table-cell table:style-name="Table1.C2" office:value-type="string">
            <text:p text:style-name="P6">Indicates that the compiler directive <text:span text:style-name="CD2">from</text:span> <text:span text:style-name="CD1">__future__</text:span> <text:span text:style-name="CD2">import</text:span> <text:span text:style-name="CD1">division</text:span> was in effect when the code object was compiled. This directive enables true division as described in Chapter XREF(Statements and Expressions).</text:p>
          </table:table-cell>
        </table:table-row>
        <table:table-row table:style-name="Table1.1">
          <table:table-cell table:style-name="Table1.A2" office:value-type="string">
            <text:p text:style-name="P6">Absolute Import</text:p>
          </table:table-cell>
          <table:table-cell table:style-name="Table1.A2" office:value-type="string">
            <text:p text:style-name="TB">4000<text:span text:style-name="SUB1">16</text:span></text:p>
          </table:table-cell>
          <table:table-cell table:style-name="Table1.C2" office:value-type="string">
            <text:p text:style-name="P7">Indicates that the compiler directive <text:span text:style-name="CD2">from</text:span> <text:span text:style-name="CD1">__future__</text:span> <text:span text:style-name="CD2">import</text:span> <text:span text:style-name="CD1">absolute_import</text:span> was in effect when the code object was compiled. This directive enables absolute imports as described in Chapter XREF(Modules and Packages).</text:p>
          </table:table-cell>
        </table:table-row>
        <table:table-row table:style-name="Table1.1">
          <table:table-cell table:style-name="Table1.A2" office:value-type="string">
            <text:p text:style-name="P7">With Statement Allowed</text:p>
          </table:table-cell>
          <table:table-cell table:style-name="Table1.A2" office:value-type="string">
            <text:p text:style-name="TBX">8000<text:span text:style-name="SUB1">16</text:span></text:p>
          </table:table-cell>
          <table:table-cell table:style-name="Table1.C2" office:value-type="string">
            <text:p text:style-name="P7">Indicates that the compiler directive <text:span text:style-name="CD2">from</text:span> <text:span text:style-name="CD1">__future__</text:span> <text:span text:style-name="CD2">import</text:span> <text:span text:style-name="CD1">with_statement</text:span> was in effect when the code object was compiled. This directive makes both <text:span text:style-name="CD2">as</text:span> and <text:span text:style-name="CD2">with</text:span> keywords, permitting the use of <text:span text:style-name="CD2">with</text:span> statements as described in Chapter XREF(Statements and Expressions).</text:p>
          </table:table-cell>
        </table:table-row>
      </table:table>
      <text:p text:style-name="Body">The following listing retrieves and displays detailed information directly from a pair of function objects. The inspect module provides a more convenient interface for many introspection related operations.</text:p>
      <text:p text:style-name="CDT1">&gt;&gt;&gt; def show_func_details(func):</text:p>
      <text:p text:style-name="CDT">... <text:s text:c="4"/>"""Displays the details of a function object"""</text:p>
      <text:p text:style-name="CDT">... <text:s text:c="4"/>print "*** General Function Information ***"</text:p>
      <text:p text:style-name="CDT">... <text:s text:c="4"/>print "Name:", func.__name__</text:p>
      <text:p text:style-name="CDT">... <text:s text:c="4"/>print "Module:", func.__module__</text:p>
      <text:p text:style-name="CDT">... <text:s text:c="4"/>print "Docstring:", func.__doc__</text:p>
      <text:p text:style-name="CDT">... <text:s text:c="4"/>print "Attributes:", func.__dict__</text:p>
      <text:p text:style-name="CDT">... <text:s text:c="4"/>print "Globals Module: %s" % func.func_globals["__name__"]</text:p>
      <text:p text:style-name="CDT">... <text:s text:c="4"/>co = func.func_code</text:p>
      <text:p text:style-name="CDT">... <text:s text:c="4"/>num_args = co.co_argcount</text:p>
      <text:p text:style-name="CDT">... <text:s text:c="4"/>defaults = func.func_defaults</text:p>
      <text:p text:style-name="CDT">... <text:s text:c="4"/>if defaults is None:</text:p>
      <text:p text:style-name="CDT">... <text:s text:c="8"/>num_optional = 0</text:p>
      <text:p text:style-name="CDT">... <text:s text:c="4"/>else:</text:p>
      <text:p text:style-name="CDT">... <text:s text:c="8"/>num_optional = len(defaults)</text:p>
      <text:p text:style-name="CDT">... <text:s text:c="4"/>num_required = num_args - num_optional</text:p>
      <text:p text:style-name="CDT">... <text:s text:c="4"/>print "*** Parameters and Local Variables ***"</text:p>
      <text:p text:style-name="CDT">... <text:s text:c="4"/>print "Required arguments:", co.co_varnames[:num_required]</text:p>
      <text:p text:style-name="CDT">... <text:s text:c="4"/>print "Optional arguments:", co.co_varnames[num_required:num_args]</text:p>
      <text:p text:style-name="CDT">... <text:s text:c="4"/>print "Default parameter values:", func.func_defaults</text:p>
      <text:p text:style-name="CDT">... <text:s text:c="4"/>print "Other local variables:", co.co_varnames[num_args:]</text:p>
      <text:p text:style-name="CDT">... <text:s text:c="4"/>print "*** Name Resolution in Nested Scopes ***"</text:p>
      <text:p text:style-name="CDT">... <text:s text:c="4"/>print "Referenced from inner functions:", co.co_cellvars</text:p>
      <text:p text:style-name="CDT">... <text:s text:c="4"/>print "References to outer functions:", co.co_freevars</text:p>
      <text:p text:style-name="CDT">... <text:s text:c="4"/>closure = func.func_closure</text:p>
      <text:p text:style-name="CDT">... <text:s text:c="4"/>if closure is None:</text:p>
      <text:p text:style-name="CDT">... <text:s text:c="8"/>closure_contents = ()</text:p>
      <text:p text:style-name="CDT">... <text:s text:c="4"/>else:</text:p>
      <text:p text:style-name="CDT">... <text:s text:c="8"/>closure_contents = tuple(cell.cell_contents</text:p>
      <text:p text:style-name="CDT">... <text:s text:c="33"/>for cell in func.func_closure)</text:p>
      <text:p text:style-name="CDT"><text:soft-page-break/>... <text:s text:c="4"/>print "Closure for outer references:", closure_contents</text:p>
      <text:p text:style-name="CDT">... <text:s text:c="4"/>print "*** Additional Code Details ***"</text:p>
      <text:p text:style-name="CDT">... <text:s text:c="4"/>print "All names used:", co.co_names</text:p>
      <text:p text:style-name="CDT">... <text:s text:c="4"/>print "Compiler flags: 0x%X" % co.co_flags</text:p>
      <text:p text:style-name="CDT">...</text:p>
      <text:p text:style-name="CDT">&gt;&gt;&gt; def f():</text:p>
      <text:p text:style-name="CDT">... <text:s text:c="4"/>"""Return the inner example function g"""</text:p>
      <text:p text:style-name="CDT">... <text:s text:c="4"/>outer_name = 1</text:p>
      <text:p text:style-name="CDT">... <text:s text:c="4"/>def g(req, opt=2, *args, **kwds):</text:p>
      <text:p text:style-name="CDT">... <text:s text:c="8"/>"""The inner example function"""</text:p>
      <text:p text:style-name="CDT">... <text:s text:c="8"/>return unbound_name, outer_name</text:p>
      <text:p text:style-name="CDT">... <text:s text:c="4"/>g.attr = "Example attribute"</text:p>
      <text:p text:style-name="CDT">... <text:s text:c="4"/>return g</text:p>
      <text:p text:style-name="CDT">...</text:p>
      <text:p text:style-name="CDT">&gt;&gt;&gt; show_func_details(f) <text:s text:c="15"/># Show the details of the outer function</text:p>
      <text:p text:style-name="CDT">*** General Function Information ***</text:p>
      <text:p text:style-name="CDT"><text:s/>Name: f</text:p>
      <text:p text:style-name="CDT"><text:s/>Module: __main__</text:p>
      <text:p text:style-name="CDT"><text:s/>Docstring: Return the inner example function g</text:p>
      <text:p text:style-name="CDT"><text:s/>Attributes: {}</text:p>
      <text:p text:style-name="CDT"><text:s/>Globals Module: __main__</text:p>
      <text:p text:style-name="CDT">*** Parameters and Local Variables ***</text:p>
      <text:p text:style-name="CDT"><text:s/>Required arguments: ()</text:p>
      <text:p text:style-name="CDT"><text:s/>Optional arguments: ()</text:p>
      <text:p text:style-name="CDT"><text:s/>Default parameter values: None</text:p>
      <text:p text:style-name="CDT"><text:s/>Other local variables: ('g',)</text:p>
      <text:p text:style-name="CDT">*** Name Resolution in Nested Scopes ***</text:p>
      <text:p text:style-name="CDT"><text:s/>Referenced from inner functions: ('outer_name',)</text:p>
      <text:p text:style-name="CDT"><text:s/>References to outer functions: ()</text:p>
      <text:p text:style-name="CDT"><text:s/>Closure for outer references: ()</text:p>
      <text:p text:style-name="CDT">*** Additional Code Details ***</text:p>
      <text:p text:style-name="CDT"><text:s/>All names used: ('attr',)</text:p>
      <text:p text:style-name="CDT"><text:s/>Compiler flags: 0xE003</text:p>
      <text:p text:style-name="CDT">&gt;&gt;&gt; show_func_details(f()) <text:s text:c="13"/># Show the details of the inner function</text:p>
      <text:p text:style-name="CDT">*** General Function Information ***</text:p>
      <text:p text:style-name="CDT"><text:s/>Name: g</text:p>
      <text:p text:style-name="CDT"><text:s/>Module: __main__</text:p>
      <text:p text:style-name="CDT"><text:s/>Docstring: The inner example function</text:p>
      <text:p text:style-name="CDT"><text:s/>Attributes: {'attr': 'Example attribute'}</text:p>
      <text:p text:style-name="CDT"><text:s/>Globals Module: __main__</text:p>
      <text:p text:style-name="CDT">*** Parameters and Local Variables ***</text:p>
      <text:p text:style-name="CDT"><text:s/>Required arguments: ('req',)</text:p>
      <text:p text:style-name="CDT"><text:s/>Optional arguments: ('opt',)</text:p>
      <text:p text:style-name="CDT"><text:s/>Default parameter values: (2,)</text:p>
      <text:p text:style-name="CDT"><text:s/>Other local variables: ('args', 'kwds')</text:p>
      <text:p text:style-name="CDT">*** Name Resolution in Nested Scopes ***</text:p>
      <text:p text:style-name="CDT"><text:s/>Referenced from inner functions: ()</text:p>
      <text:p text:style-name="CDT"><text:s/>References to outer functions: ('outer_name',)</text:p>
      <text:p text:style-name="CDT"><text:s/>Closure for outer references: (1,)</text:p>
      <text:p text:style-name="CDT">*** Additional Code Details ***</text:p>
      <text:p text:style-name="CDT"><text:s/>All names used: ('unbound_name',)</text:p>
      <text:p text:style-name="CDTX"><text:s/>Compiler flags: 0xE01F</text:p>
      <text:h text:style-name="P2" text:outline-level="3">5.1.6 Function Decorators</text:h>
      <text:p text:style-name="BodyNoIndent">Function decorators are an addition to the function definition syntax that allow the function to be modified before it has been bound to the specified name in the current namespace. While Python has included two builtin <text:soft-page-break/>in function decorators (<text:span text:style-name="CD1">classmethod</text:span> and <text:span text:style-name="CD1">staticmethod</text:span>) since Python 2.2, specific syntactic support was only added with the implementation of PEP 318 in Python 2.4.</text:p>
      <text:p text:style-name="P3">A decorated function has the form:</text:p>
      <text:p text:style-name="CDT1">@<text:span text:style-name="CD3">DECO_EXPRN</text:span></text:p>
      <text:p text:style-name="CDT">...</text:p>
      <text:p text:style-name="CDT">@<text:span text:style-name="CD3">DECO_EXPR2</text:span></text:p>
      <text:p text:style-name="CDT">@<text:span text:style-name="CD3">DECO_EXPR1</text:span></text:p>
      <text:p text:style-name="CDT"><text:span text:style-name="CD2">def</text:span> <text:span text:style-name="CD3">FUNC_NAME</text:span>(<text:span text:style-name="CD3">PARAMETER_SPEC</text:span>):</text:p>
      <text:p text:style-name="CDTX"><text:s text:c="4"/><text:span text:style-name="CD3">FUNC_SUITE</text:span></text:p>
      <text:p text:style-name="P3">This is equivalent to the following:</text:p>
      <text:p text:style-name="CDT1"><text:span text:style-name="CD3"># func is not visible to user code</text:span></text:p>
      <text:p text:style-name="CDT"><text:span text:style-name="CD2">def</text:span> func(<text:span text:style-name="CD3">PARAMETER_SPEC</text:span>): <text:s/></text:p>
      <text:p text:style-name="CDT"><text:s text:c="4"/><text:span text:style-name="CD3">FUNC_SUITE</text:span></text:p>
      <text:p text:style-name="CDTX"><text:span text:style-name="CD3">FUNC_NAME</text:span> = <text:span text:style-name="CD3">DECO_EXPRN</text:span>(...(<text:span text:style-name="CD3">DECO_EXPR2</text:span>(<text:span text:style-name="CD3">DECO_EXPR1</text:span>(func)))...)</text:p>
      <text:p text:style-name="P3">Each decorator expression must resolve to a function that accepts another function as its sole argument. The decorator will then return either the original function object (potentially modified), or else a different object based on the function in some way. When multiple decorator expressions are given, they are applied in order of proximity to the function as shown.</text:p>
      <text:p text:style-name="P3">The builtin decorators <text:span text:style-name="CD1">classmethod</text:span> and <text:span text:style-name="CD1">staticmethod</text:span> affect the way a function behaves when retrieved from a class dictionary. This is covered in further detail in Chapter XREF(Classes and Metaclasses).</text:p>
      <text:p text:style-name="P3">To aid introspection and to assist in successful combination of multiple decorators, decorators that wrap a function in another function should transfer the <text:span text:style-name="CD1">__name__</text:span>, <text:span text:style-name="CD1">__module__</text:span>, and <text:span text:style-name="CD1">__doc__</text:span> attributes to the wrapper function, and update the wrapper function with the contents of the original function's <text:span text:style-name="CD1">__dict__</text:span> attribute. In Python 2.5, the <text:span text:style-name="CD1">functools</text:span> module provides a decorator <text:span text:style-name="CD1">@functools.wraps</text:span> that can be applied to a function in order to ensure it carries out this mapping process automatically.</text:p>
      <text:p text:style-name="P3">The following listing shows the process of invoking a decorator.</text:p>
      <text:p text:style-name="CDT1">&gt;&gt;&gt; <text:span text:style-name="CD2">def</text:span> show_decoration(name):</text:p>
      <text:p text:style-name="CDT">... <text:s text:c="4"/><text:span text:style-name="CD2">print</text:span> "Evaluating decorator expression", name</text:p>
      <text:p text:style-name="CDT">... <text:s text:c="4"/><text:span text:style-name="CD2">def</text:span> decorator(func):</text:p>
      <text:p text:style-name="CDT">... <text:s text:c="8"/><text:span text:style-name="CD2">print</text:span> "Invoking decorator", name</text:p>
      <text:p text:style-name="CDT">... <text:s text:c="8"/><text:span text:style-name="CD2">return</text:span> func</text:p>
      <text:p text:style-name="CDT">... <text:s text:c="4"/><text:span text:style-name="CD2">return</text:span> decorator</text:p>
      <text:p text:style-name="CDT">...</text:p>
      <text:p text:style-name="CDT">&gt;&gt;&gt; @show_decoration("two")</text:p>
      <text:p text:style-name="CDT">... @show_decoration("one")</text:p>
      <text:p text:style-name="CDT">... <text:span text:style-name="CD2">def</text:span> f():</text:p>
      <text:p text:style-name="CDT">... <text:s text:c="3"/><text:span text:style-name="CD2">pass</text:span></text:p>
      <text:p text:style-name="CDT">Evaluating decorator expression two</text:p>
      <text:p text:style-name="CDT">Evaluating decorator expression one</text:p>
      <text:p text:style-name="CDT">Invoking decorator one</text:p>
      <text:p text:style-name="CDTX">Invoking decorator two</text:p>
      <text:h text:style-name="P1" text:outline-level="2">5.2 Defining and Using Generators for Multi-Stage Operations</text:h>
      <text:p text:style-name="P8">Generator functions are used to define multi-stage operations rather than the single-stage operations implemented by normal functions. Generators were first added by PEP 255, which was implemented in Python <text:soft-page-break/>2.2. In Python 2.3, generators became available to all Python code without requiring a future statement. During this period, generators were essentially output only operations. In Python 2.5, PEP 342 enhanced the functionality and interface of generators to improve their utility for multi-stage operations that require both input and output, such as processing pipelines and cooperative application level pseudo-threads.</text:p>
      <text:p text:style-name="Body">A generator is defined just like a regular function, and results in a function object with all of the same attributes described earlier in this chapter. The difference is that the body of the generator function will contain at least one <text:span text:style-name="CD2">yield</text:span> expression, and the compiler flag to indicate that this function defines a multi-stage operation will be set as a result. The individual <text:span text:style-name="CD2">yield</text:span> expressions have the form<text:span text:style-name="Default_20_Paragraph_20_Font">:</text:span></text:p>
      <text:p text:style-name="C1"><text:span text:style-name="CD2">yield</text:span><text:span text:style-name="Default_20_Paragraph_20_Font"> </text:span><text:span text:style-name="CD3">EXPR</text:span></text:p>
      <text:p text:style-name="P3"><text:span text:style-name="Default_20_Paragraph_20_Font">As with </text:span><text:span text:style-name="CD2">return</text:span><text:span text:style-name="Default_20_Paragraph_20_Font"> statements, when the expression to be yielded is a tuple, surrounding the expression in parentheses is optional. If the expression is omitted, the value yielded defaults to </text:span><text:span text:style-name="CD1">None.</text:span><text:span text:style-name="Default_20_Paragraph_20_Font"> A generator function may contain any number of yield expressions. When used as anything other than a standalone statement, or as the right hand side of an assignment statement, the entire </text:span><text:span text:style-name="CD2">yield</text:span><text:span text:style-name="Default_20_Paragraph_20_Font"> expression must be parenthesized to avoid ambiguities in determining whether a comma is part of the </text:span><text:span text:style-name="CD2">yield</text:span><text:span text:style-name="Default_20_Paragraph_20_Font"> expression or part of a surrounding comma separated list (such as a function's argument list).</text:span></text:p>
      <text:p text:style-name="P3"><text:span text:style-name="Default_20_Paragraph_20_Font">In versions of Python prior to 2.5 that supported generator functions, the </text:span><text:span text:style-name="CD2">yield</text:span><text:span text:style-name="Default_20_Paragraph_20_Font"> keyword denoted a statement rather than an expression. In these versions, not only is </text:span><text:span text:style-name="CD2">yield</text:span><text:span text:style-name="Default_20_Paragraph_20_Font"> restricted to being a statement, but it is also always necessary to provide an expression as part of the statement (the value to be yielded does not default to </text:span><text:span text:style-name="CD1">None</text:span><text:span text:style-name="Default_20_Paragraph_20_Font">).</text:span></text:p>
      <text:p text:style-name="P3"><text:span text:style-name="Default_20_Paragraph_20_Font">In generators, </text:span><text:span text:style-name="CD2">return</text:span><text:span text:style-name="Default_20_Paragraph_20_Font"> statements simply indicate that the multi-stage operation is complete, and do not return a value. Accordingly, providing an expression as part of a </text:span><text:span text:style-name="CD2">return</text:span><text:span text:style-name="Default_20_Paragraph_20_Font"> statement inside a generator function is not permitted and will result in a syntax error being raised by the interpreter.</text:span></text:p>
      <text:h text:style-name="P2" text:outline-level="3">5.2.1 Generator Functions as Iterator Factories</text:h>
      <text:p text:style-name="BodyNoIndent">The original motivating use case for generators was to provide an ability to easily operate on large (potentially infinite) conceptual data structures without having to materialize the entire data structure in memory.</text:p>
      <text:p text:style-name="P3">When the generator function is called, instead of immediately executing the created execution frame as a regular function does, the generator instead returns a generator iterator object which contains that execution frame. The generator iterator object supports the iterator protocol as described in Chapter XREF(Flow Control Statements), as well as providing a number of additional methods for controlling the generator itself. Each invocation of the generator function creates a new generator iterator instance.</text:p>
      <text:p text:style-name="P3">Before the generator iterator is returned, the arguments passed to the generator function are bound according to the function's parameter specification. This process uses the exact same rules as parameter binding for a normal function. The interpreter indicates any errors in the binding process by raising <text:span text:style-name="CD1">TypeError</text:span>.</text:p>
      <text:p text:style-name="P3">The <text:span text:style-name="CD1">send()</text:span> method of the generator iterator object starts or resumes execution of the generator iterator's execution frame. If this is the first invocation of <text:span text:style-name="CD1">send()</text:span>, then attempting to provide a value other than <text:span text:style-name="CD1">None</text:span> to be passed in to the running generator will result in <text:span text:style-name="CD1">TypeError</text:span> being raised. On the second and subsequent invocations, the value passed to <text:span text:style-name="CD1">send()</text:span> is used as the result of the <text:span text:style-name="CD2">yield</text:span> expression inside the generator. If the generator has already run to completion, then the method will immediately raise <text:span text:style-name="CD1">StopIteration</text:span>, regardless of the value passed to <text:span text:style-name="CD1">send()</text:span> (this ensures that generator iterators are consistent with the expectations of the iterator protocol).</text:p>
      <text:p text:style-name="P3">In Python 2.5, a generator iterator's <text:span text:style-name="CD1">next()</text:span> method is equivalent to <text:span text:style-name="CD1">send(None)</text:span>. Prior to Python 2.5, <text:span text:style-name="CD2">yield</text:span> statements did not need to provide a result, and the <text:span text:style-name="CD1">next()</text:span> method was the only mechanism provided to resume the generator, either starting execution at the beginning of the execution frame, or else resuming execution with the statement immediately following the <text:span text:style-name="CD2">yield</text:span> statement.</text:p>
      <text:p text:style-name="P3">Once started or resumed, execution of the generator continues until a <text:span text:style-name="CD2">yield</text:span> expression is encountered or the execution is terminated by a return statement or an exception. If a <text:span text:style-name="CD2">yield</text:span> expression is encountered, the value yielded is returned as the result of the <text:span text:style-name="CD1">send()</text:span> or <text:span text:style-name="CD1">next()</text:span> method.</text:p>
      <text:p text:style-name="P3"><text:soft-page-break/>If a <text:span text:style-name="CD2">return</text:span> statement is encountered instead, execution of the generator is halted as if the <text:span text:style-name="CD2">return</text:span> statement had occurred inside a normal function (that is, the <text:span text:style-name="CD2">finally</text:span> clauses of any surrounding try statements are executed, but any <text:span text:style-name="CD2">except</text:span> and <text:span text:style-name="CD2">else</text:span> clauses are not), and a <text:span text:style-name="CD1">StopIteration</text:span> exception is raised in accordance with the iterator protocol.</text:p>
      <text:p text:style-name="P3">If an exception is raised inside the generator and not handled, then the generator iterator propagates the exception to the execution frame that invoked the <text:span text:style-name="CD1">send()</text:span> or <text:span text:style-name="CD1">next()</text:span> method, just as a normal function does. This means a generator can terminate itself using either a <text:span text:style-name="CD2">return</text:span> statement or explicitly raising <text:span text:style-name="CD1">StopIteration</text:span>. The difference in semantics between these two approaches is that the latter is treated as an exception inside the generator, while the former is not. The latter form also allows arguments to be supplied for the <text:span text:style-name="CD1">StopIteration</text:span> exception, permitting it to indicate a final result for the entire multi-stage operation.</text:p>
      <text:p text:style-name="P3">The following listing shows an example of the behavior of a generator iterator, including both its typical usage in a <text:span text:style-name="CD1">for</text:span> loop and manual invocation of its methods.</text:p>
      <text:p text:style-name="CDT1">&gt;&gt;&gt; <text:span text:style-name="CD2">def</text:span> show_generator(stop_early=False):</text:p>
      <text:p text:style-name="CDT">... <text:s text:c="4"/><text:span text:style-name="CD2">print</text:span> "Starting generator"</text:p>
      <text:p text:style-name="CDT">... <text:s text:c="4"/><text:span text:style-name="CD2">print</text:span> "Sent item: %r" % ((<text:span text:style-name="CD2">yield</text:span> 1),)</text:p>
      <text:p text:style-name="CDT">... <text:s text:c="4"/><text:span text:style-name="CD2">if</text:span> stop_early:</text:p>
      <text:p text:style-name="CDT">... <text:s text:c="8"/><text:span text:style-name="CD2">print</text:span> "Stopping generator early"</text:p>
      <text:p text:style-name="CDT">... <text:s text:c="8"/><text:span text:style-name="CD2">return</text:span></text:p>
      <text:p text:style-name="CDT">... <text:s text:c="4"/><text:span text:style-name="CD2">print</text:span> "Sent item: %r" % ((<text:span text:style-name="CD2">yield</text:span> 2),)</text:p>
      <text:p text:style-name="CDT">... <text:s text:c="4"/><text:span text:style-name="CD2">print</text:span> "Finishing generator"</text:p>
      <text:p text:style-name="CDT">...</text:p>
      <text:p text:style-name="CDT">&gt;&gt;&gt; <text:span text:style-name="CD2">for</text:span> item <text:span text:style-name="CD2">in</text:span> show_generator(): <text:s text:c="10"/># Normal iteration over a generator</text:p>
      <text:p text:style-name="CDT">... <text:s text:c="4"/><text:span text:style-name="CD2">print</text:span> "Item: %r" % (item,)</text:p>
      <text:p text:style-name="CDT">...</text:p>
      <text:p text:style-name="CDT">Starting generator</text:p>
      <text:p text:style-name="CDT">Item: 1</text:p>
      <text:p text:style-name="CDT">Sent item: None</text:p>
      <text:p text:style-name="CDT">Item: 2</text:p>
      <text:p text:style-name="CDT">Sent item: None</text:p>
      <text:p text:style-name="CDT">Finishing generator</text:p>
      <text:p text:style-name="CDT">&gt;&gt;&gt; <text:span text:style-name="CD2">for</text:span> item <text:span text:style-name="CD2">in</text:span> show_generator(True): <text:s text:c="6"/># A generator can finish itself early</text:p>
      <text:p text:style-name="CDT">... <text:s text:c="4"/><text:span text:style-name="CD2">print</text:span> "Item: %r" % (item,)</text:p>
      <text:p text:style-name="CDT">...</text:p>
      <text:p text:style-name="CDT">Starting generator</text:p>
      <text:p text:style-name="CDT">Item: 1</text:p>
      <text:p text:style-name="CDT">Sent item: None</text:p>
      <text:p text:style-name="CDT">Stopping generator early</text:p>
      <text:p text:style-name="CDT">&gt;&gt;&gt; g = show_generator()</text:p>
      <text:p text:style-name="CDT">&gt;&gt;&gt; <text:span text:style-name="CD2">print</text:span> "Item: %r" % (g.next(),) <text:s text:c="9"/># Explicitly stepping a generator</text:p>
      <text:p text:style-name="CDT">Starting generator</text:p>
      <text:p text:style-name="CDT">Item: 1</text:p>
      <text:p text:style-name="CDT">&gt;&gt;&gt; <text:span text:style-name="CD2">print</text:span> "Item: %r" % (g.send("data"),) <text:s text:c="3"/># Sending input to a generator</text:p>
      <text:p text:style-name="CDT">Sent item: 'data'</text:p>
      <text:p text:style-name="CDT">Item: 2</text:p>
      <text:p text:style-name="CDT">&gt;&gt;&gt; <text:span text:style-name="CD2">try</text:span>: <text:s text:c="35"/># StopIteration indicates completion</text:p>
      <text:p text:style-name="CDT">... <text:s text:c="4"/>g.next()</text:p>
      <text:p text:style-name="CDT">... <text:span text:style-name="CD2">except</text:span> StopIteration:</text:p>
      <text:p text:style-name="CDT">... <text:s text:c="4"/><text:span text:style-name="CD2">print</text:span> "Caught StopIteration"</text:p>
      <text:p text:style-name="CDT">...</text:p>
      <text:p text:style-name="CDT">Sent item: None</text:p>
      <text:p text:style-name="CDT">Finishing generator</text:p>
      <text:p text:style-name="CDT">Caught StopIteration</text:p>
      <text:p text:style-name="CDT">&gt;&gt;&gt; g.next() <text:s text:c="31"/># Generator is now finished</text:p>
      <text:p text:style-name="CDT">Traceback (most recent call last):</text:p>
      <text:p text:style-name="CDT"><text:s text:c="2"/>...</text:p>
      <text:p text:style-name="CDT">StopIteration</text:p>
      <text:p text:style-name="CDT"><text:soft-page-break/>&gt;&gt;&gt; g = show_generator()</text:p>
      <text:p text:style-name="CDT">&gt;&gt;&gt; g.send(1) <text:s text:c="30"/># First value sent must be None</text:p>
      <text:p text:style-name="CDT">Traceback (most recent call last):</text:p>
      <text:p text:style-name="CDT"><text:s text:c="2"/>...</text:p>
      <text:p text:style-name="CDTX">TypeError: cannot send non-None value to just started generator</text:p>
      <text:h text:style-name="P2" text:outline-level="3">5.2.2 Exception Handling in Generator Functions</text:h>
      <text:p text:style-name="BodyNoIndent">Prior to Python 2.5, <text:span text:style-name="CD2">yield</text:span> statements were not permitted inside a <text:span text:style-name="CD2">try</text:span> statement with a <text:span text:style-name="CD2">finally</text:span> clause, as there was no guarantee that the generator would ever be resumed, and hence no guarantee that the <text:span text:style-name="CD2">finally</text:span> clause would actually be executed. Rather than falsely promising finalization and failing to deliver it, the interpreter treated attempts to do this as syntax errors.</text:p>
      <text:p text:style-name="P3">In Python 2.5, this restriction has been eliminated by providing additional methods on the generator iterator object that allow exceptions to be triggered in the body of the generator function. This provides the basis for a mechanism to forcibly terminate a generator, allowing any <text:span text:style-name="CD2">finally</text:span> clauses to be properly executed.</text:p>
      <text:p text:style-name="P3">The basic method supporting this process is <text:span text:style-name="CD1">throw()</text:span>, which is similar to <text:span text:style-name="CD1">send()</text:span> in resuming the generator, but raises the passed in exception at the location of the last <text:span text:style-name="CD2">yield</text:span> expression, rather than providing a return value for the <text:span text:style-name="CD2">yield</text:span> expression. The three arguments passed to <text:span text:style-name="CD1">throw()</text:span> (the exception type, exception details and exception traceback) match the three expressions that can be supplied to the <text:span text:style-name="CD2">raise</text:span> statement, and the three values returned by <text:span text:style-name="CD1">sys.exc_info()</text:span>. Of the three arguments, only the first is required – the other two arguments are optional. The use of the term <text:span text:style-name="CD1">throw</text:span> as the name of this method stems from the fact that Python's own term for triggering an exception, <text:span text:style-name="CD2">raise</text:span>, is a keyword, preventing its use as a method name. Using <text:span text:style-name="CD1">throw</text:span> as the name is a reasonable alternative, as the term is used by a number of other languages for raising an exception, and conveys the sense that the exception is to be raised in the generator's execution frame rather than the current execution frame.</text:p>
      <text:p text:style-name="P3">The return values from <text:span text:style-name="CD1">throw()</text:span> are also similar to those of <text:span text:style-name="CD1">send()</text:span>. If the generator yields a value, then that value is returned from the the throw() method. If the generator returns cleanly, then <text:span text:style-name="CD1">StopIteration</text:span> is raised. Otherwise, the unhandled exception from the generator's execution frame is propagated just as if it had occurred in a normal function call (this applies, even if it is the exception passed to <text:span text:style-name="CD1">throw()</text:span> that was unhandled). If the generator has not yet started execution, or has already completed execution when <text:span text:style-name="CD1">throw()</text:span> is called, the passed in exception is raised immediately in the calling frame.</text:p>
      <text:p text:style-name="P3">A second method, <text:span text:style-name="CD1">close()</text:span>, is then used to raise a specific type of exception, <text:span text:style-name="CD1">GeneratorExit</text:span>, in the generator's execution frame to indicate that the generator should terminate immediately. If a generator iterator has not been run to completion before the object is deleted, then the <text:span text:style-name="CD1">close()</text:span> method is invoked if necessary to ensure that any finally clauses in the generator body are executed appropriately. Generator functions should either not trap the <text:span text:style-name="CD1">GeneratorExit</text:span> exception at all, allowing it to propagate unhandled to the top of the generator frame, or else trap the exception and immediately terminate the generator via either a <text:span text:style-name="CD2">return</text:span> statement or raising <text:span text:style-name="CD1">StopIteration</text:span>. Failing to do so will result in the <text:span text:style-name="CD1">close()</text:span> method raising a <text:span text:style-name="CD1">RuntimeError</text:span> to report the misbehaving generator. One consequence of this is that generators should typically avoid yielding control when inside a <text:span text:style-name="CD2">try</text:span> statement with a broad exception handler, such as a bare <text:span text:style-name="CD2">except</text:span> clause, or one that catches <text:span text:style-name="CD1">Exception</text:span>, that suppresses the exceptions caught. Instead, the value to be yielded should be calculated inside the <text:span text:style-name="CD2">try</text:span> clause, with the actual yield operation taking place in the <text:span text:style-name="CD2">else</text:span> clause or after the whole <text:span text:style-name="CD2">try</text:span> statement.</text:p>
      <text:p text:style-name="P3">The following listing shows some examples of the interaction between generators and exception handling.</text:p>
      <text:p text:style-name="CDT1">&gt;&gt;&gt; <text:span text:style-name="CD2">def</text:span> show_thrown_exception(yield_name):</text:p>
      <text:p text:style-name="CDT">... <text:s text:c="4"/><text:span text:style-name="CD2">print</text:span> "Starting generator"</text:p>
      <text:p text:style-name="CDT">... <text:s text:c="4"/><text:span text:style-name="CD2">try</text:span>:</text:p>
      <text:p text:style-name="CDT">... <text:s text:c="8"/><text:span text:style-name="CD2">yield</text:span></text:p>
      <text:p text:style-name="CDT">... <text:s text:c="4"/><text:span text:style-name="CD2">except</text:span> Exception, exc:</text:p>
      <text:p text:style-name="CDT">... <text:s text:c="8"/><text:span text:style-name="CD2">if</text:span> yield_name:</text:p>
      <text:p text:style-name="CDT">... <text:s text:c="12"/><text:span text:style-name="CD2">yield</text:span> type(exc).__name__</text:p>
      <text:p text:style-name="CDT"><text:soft-page-break/>... <text:s text:c="4"/><text:span text:style-name="CD2">except</text:span>:</text:p>
      <text:p text:style-name="CDT">... <text:s text:c="8"/><text:span text:style-name="CD2">print</text:span> "Propagating thrown exception"</text:p>
      <text:p text:style-name="CDT">... <text:s text:c="8"/><text:span text:style-name="CD2">raise</text:span></text:p>
      <text:p text:style-name="CDT">... <text:s text:c="4"/><text:span text:style-name="CD2">print</text:span> "Finishing generator"</text:p>
      <text:p text:style-name="CDT">...</text:p>
      <text:p text:style-name="CDT">&gt;&gt;&gt; g = show_thrown_exception(yield_name=True)</text:p>
      <text:p text:style-name="CDT">&gt;&gt;&gt; g.next() <text:s text:c="30"/># Advance generator to try block</text:p>
      <text:p text:style-name="CDT">Starting generator</text:p>
      <text:p text:style-name="CDT">&gt;&gt;&gt; <text:span text:style-name="CD2">print</text:span> "Item: %r" % (g.throw(IOError),) # Trigger exception in generator</text:p>
      <text:p text:style-name="CDT">Item: 'IOError'</text:p>
      <text:p text:style-name="CDT">&gt;&gt;&gt; g = show_thrown_exception(yield_name=True)</text:p>
      <text:p text:style-name="CDT">&gt;&gt;&gt; g.next() <text:s text:c="30"/># Advance generator to try block</text:p>
      <text:p text:style-name="CDT">Starting generator</text:p>
      <text:p text:style-name="CDT">&gt;&gt;&gt; <text:span text:style-name="CD2">try</text:span>:</text:p>
      <text:p text:style-name="CDT">... <text:s text:c="4"/>g.throw(BaseException) <text:s text:c="12"/># Bypass exception handler</text:p>
      <text:p text:style-name="CDT">... <text:span text:style-name="CD2">except</text:span> BaseException:</text:p>
      <text:p text:style-name="CDT">... <text:s text:c="3"/><text:span text:style-name="CD2">print "</text:span>Caught BaseException"</text:p>
      <text:p text:style-name="CDT">...</text:p>
      <text:p text:style-name="CDT">Propagating thrown exception</text:p>
      <text:p text:style-name="CDT">Caught BaseException</text:p>
      <text:p text:style-name="CDT">&gt;&gt;&gt; g = show_thrown_exception(yield_name=False)</text:p>
      <text:p text:style-name="CDT">&gt;&gt;&gt; g.next() <text:s text:c="30"/># Advance generator to try block</text:p>
      <text:p text:style-name="CDT">Starting generator</text:p>
      <text:p text:style-name="CDT">&gt;&gt;&gt; g.close() <text:s text:c="29"/># Exception terminates generator</text:p>
      <text:p text:style-name="CDT">Finishing generator</text:p>
      <text:p text:style-name="CDT">&gt;&gt;&gt; g = show_thrown_exception(yield_name=True)</text:p>
      <text:p text:style-name="CDT">&gt;&gt;&gt; g.next() <text:s text:c="30"/># Advance generator to try block</text:p>
      <text:p text:style-name="CDT">Starting generator</text:p>
      <text:p text:style-name="CDT">&gt;&gt;&gt; g.close() <text:s text:c="29"/># Yield in response to GeneratorExit</text:p>
      <text:p text:style-name="CDT">Traceback (most recent call last):</text:p>
      <text:p text:style-name="CDT"><text:s text:c="2"/>...</text:p>
      <text:p text:style-name="CDTX">RuntimeError: generator ignored GeneratorExit</text:p>
      <text:h text:style-name="P2" text:outline-level="3">5.2.3 Generator Functions as Context Manager Factories</text:h>
      <text:p text:style-name="BodyNoIndent">Managing the runtime context for a <text:span text:style-name="CD2">with</text:span> statement in Python 2.5 is a two-stage operation. As Python's preferred mechanism for implementing multi-stage operations, a generator function is a natural approach to defining managed contexts and context managers. The <text:span text:style-name="CD1">contextlib</text:span> module provides the additional tools necessary to adapt the iteration focused interface of generator iterators to the context management interface provided by generator-based <text:s/>context managers.</text:p>
      <text:p text:style-name="P3">As described in Chapter XREF(Control Flow Statements), the intent of a context manager is to easily allow bracketed code, where common operations occur both before and after the varying code section, to be converted to prefixed code, where the common operations are indicated by invoking the appropriate context manager in a <text:span text:style-name="CD2">with</text:span> statement. When using appropriately named context managers, this can improve both code correctness and readability, as the opportunities for typographic errors are reduced and the common operations are identified by name, rather than having to be inferred from two pieces of code which may be separated by an arbitrarily large section of source code.</text:p>
      <text:p text:style-name="P3">As with iterators, writing context managers directly can be difficult, as it is necessary to clearly identify each piece of state to be preserved, and explicitly store it on the context manager object. A much simpler approach to conversion is to move the common operations into a generator function, with a single <text:span text:style-name="CD2">yield</text:span> expression replacing the normally varying sections of the code. The generator function is then decorated with the <text:span text:style-name="CD1">@contextlib.contextmanager</text:span> decorator in order to make the resulting generator function a context manager factory rather than an iterator factory. The body of the <text:span text:style-name="CD2">with</text:span> statement then provides the variable portion of the code.</text:p>
      <text:p text:style-name="P3"><text:soft-page-break/>Each invocation of the generator function creates a new context manager. The <text:span text:style-name="CD1">__enter__()</text:span> method of the manager runs the generator up to the point of the <text:span text:style-name="CD2">yield</text:span> expression, and then returns the value yielded for use in the <text:span text:style-name="CD2">with</text:span> statement. The <text:span text:style-name="CD1">__exit__()</text:span> method then either executes the remainder of the generator, or else uses the underlying generator object's <text:span text:style-name="CD1">throw()</text:span> method to trigger the appropriate exception in the generator's execution frame if an exception occurred in the body of the <text:span text:style-name="CD2">with</text:span> statement.</text:p>
      <text:p text:style-name="P3">This behavior results in one minor semantic difference between a generator context and the corresponding inline code. When the common code is inline, an explicit <text:span text:style-name="CD2">return</text:span>, <text:span text:style-name="CD2">break</text:span> or <text:span text:style-name="CD2">continue</text:span> statement in the variable portion of the code will skip all of the common code, except that which is part of a <text:span text:style-name="CD2">finally</text:span> clause. When the common code is moved to a generator context, the code after the <text:span text:style-name="CD2">yield</text:span> expression is all implicitly part of a <text:span text:style-name="CD2">finally</text:span> clause, so all of the remaining code will be executed when the generator is resumed without an exception. This difference is unlikely to have any significant impact on most code, but is worth being aware of.</text:p>
      <text:p text:style-name="P3">The following listing shows the definition and operation of a simple generator based context manager .</text:p>
      <text:p text:style-name="CDT1">&gt;&gt;&gt; from __future__ import with_statement</text:p>
      <text:p text:style-name="CDT">&gt;&gt;&gt; from contextlib import contextmanager</text:p>
      <text:p text:style-name="CDT">&gt;&gt;&gt; @contextmanager</text:p>
      <text:p text:style-name="CDT">... def show_context_manager(suppress_exc=False):</text:p>
      <text:p text:style-name="CDT">... <text:s text:c="4"/>print "Entering context"</text:p>
      <text:p text:style-name="CDT">... <text:s text:c="4"/>try:</text:p>
      <text:p text:style-name="CDT">... <text:s text:c="8"/>yield "Context entry result"</text:p>
      <text:p text:style-name="CDT">... <text:s text:c="4"/>except:</text:p>
      <text:p text:style-name="CDT">... <text:s text:c="8"/>if suppress_exc:</text:p>
      <text:p text:style-name="CDT">... <text:s text:c="12"/>print "Suppressing exception"</text:p>
      <text:p text:style-name="CDT">... <text:s text:c="8"/>else:</text:p>
      <text:p text:style-name="CDT">... <text:s text:c="12"/>print "Propagating exception"</text:p>
      <text:p text:style-name="CDT">... <text:s text:c="12"/>raise</text:p>
      <text:p text:style-name="CDT">... <text:s text:c="4"/>else:</text:p>
      <text:p text:style-name="CDT">... <text:s text:c="8"/>print "No exception occurred"</text:p>
      <text:p text:style-name="CDT">... <text:s text:c="4"/>print "Exiting context"</text:p>
      <text:p text:style-name="CDT">...</text:p>
      <text:p text:style-name="CDT">&gt;&gt;&gt; with show_context_manager() as x: <text:s/># Show successful execution</text:p>
      <text:p text:style-name="CDT">... <text:s text:c="4"/>print "Item:", repr(x)</text:p>
      <text:p text:style-name="CDT">...</text:p>
      <text:p text:style-name="CDT">Entering context</text:p>
      <text:p text:style-name="CDT">Item: 'Context entry result'</text:p>
      <text:p text:style-name="CDT">No exception occurred</text:p>
      <text:p text:style-name="CDT">Exiting context</text:p>
      <text:p text:style-name="CDT">&gt;&gt;&gt; for i in [1]: <text:s text:c="21"/># This case differs from inline behavior</text:p>
      <text:p text:style-name="CDT">... <text:s text:c="4"/>with show_context_manager():</text:p>
      <text:p text:style-name="CDT">... <text:s text:c="8"/>break</text:p>
      <text:p text:style-name="CDT">...</text:p>
      <text:p text:style-name="CDT">Entering context</text:p>
      <text:p text:style-name="CDT">No exception occurred</text:p>
      <text:p text:style-name="CDT">Exiting context</text:p>
      <text:p text:style-name="CDT">&gt;&gt;&gt; try: <text:s text:c="30"/># Show normal exception flow</text:p>
      <text:p text:style-name="CDT">... <text:s text:c="4"/>with show_context_manager():</text:p>
      <text:p text:style-name="CDT">... <text:s text:c="8"/>raise Exception("Not suppressed")</text:p>
      <text:p text:style-name="CDT">... except Exception:</text:p>
      <text:p text:style-name="CDT">... <text:s text:c="4"/>print "Caught exception"</text:p>
      <text:p text:style-name="CDT">...</text:p>
      <text:p text:style-name="CDT">Entering context</text:p>
      <text:p text:style-name="CDT">Propagating exception</text:p>
      <text:p text:style-name="CDT">Caught exception</text:p>
      <text:p text:style-name="CDT">&gt;&gt;&gt; with show_context_manager(True): <text:s text:c="2"/># Suppress exceptions that occur</text:p>
      <text:p text:style-name="CDT">... <text:s text:c="4"/>raise Exception("Suppressed")</text:p>
      <text:p text:style-name="CDT">...</text:p>
      <text:p text:style-name="CDT">Entering context</text:p>
      <text:p text:style-name="CDT"><text:soft-page-break/>Suppressing exception</text:p>
      <text:p text:style-name="CDTX">Exiting context</text:p>
      <text:p text:style-name="P3"/>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roman"/>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A" style:next-style-name="HB" style:class="text">
      <style:paragraph-properties fo:margin-left="0in" fo:margin-right="1.5in" fo:text-indent="0in" style:auto-text-indent="false"/>
      <style:text-properties style:font-name="Times New Roman"/>
    </style:style>
    <style:style style:name="Heading_20_2" style:display-name="Heading 2" style:family="paragraph" style:parent-style-name="Standard" style:next-style-name="Standard" style:class="text">
      <style:paragraph-properties fo:margin-left="0in" fo:margin-right="0in" fo:text-indent="0in" style:auto-text-indent="false"/>
      <style:text-properties style:font-name="Times New Roman"/>
    </style:style>
    <style:style style:name="Heading_20_3" style:display-name="Heading 3" style:family="paragraph" style:parent-style-name="Standard" style:next-style-name="Standard" style:class="text">
      <style:paragraph-properties fo:margin-left="0in" fo:margin-right="0in" fo:text-indent="0in" style:auto-text-indent="false"/>
      <style:text-properties style:font-name="Times New Roman"/>
    </style:style>
    <style:style style:name="Heading_20_4" style:display-name="Heading 4" style:family="paragraph" style:parent-style-name="Standard" style:next-style-name="Standard" style:class="text">
      <style:paragraph-properties fo:margin-left="0in" fo:margin-right="0in" fo:text-indent="0in" style:auto-text-indent="false"/>
      <style:text-properties style:font-name="Times New Roman"/>
    </style:style>
    <style:style style:name="Heading_20_5" style:display-name="Heading 5" style:family="paragraph" style:parent-style-name="Standard" style:next-style-name="Standard" style:class="text" style:default-outline-level="5">
      <style:paragraph-properties fo:margin-left="0in" fo:margin-right="0in" fo:text-indent="0in" style:auto-text-indent="false"/>
      <style:text-properties style:font-name="Times New Roman"/>
    </style:style>
    <style:style style:name="Heading_20_6" style:display-name="Heading 6" style:family="paragraph" style:parent-style-name="Standard" style:next-style-name="Standard" style:class="text" style:default-outline-level="6">
      <style:paragraph-properties fo:margin-left="0in" fo:margin-right="0in" fo:text-indent="0in" style:auto-text-indent="false"/>
      <style:text-properties style:font-name="Times New Roman"/>
    </style:style>
    <style:style style:name="Heading_20_7" style:display-name="Heading 7" style:family="paragraph" style:parent-style-name="Standard" style:next-style-name="Standard" style:class="text" style:default-outline-level="7">
      <style:paragraph-properties fo:margin-left="0in" fo:margin-right="0in" fo:text-indent="0in" style:auto-text-indent="false"/>
      <style:text-properties style:font-name="Times New Roman"/>
    </style:style>
    <style:style style:name="Heading_20_8" style:display-name="Heading 8" style:family="paragraph" style:parent-style-name="Standard" style:next-style-name="Standard" style:class="text" style:default-outline-level="8">
      <style:paragraph-properties fo:margin-left="0in" fo:margin-right="0in" fo:text-indent="0in" style:auto-text-indent="false"/>
      <style:text-properties style:font-name="Times New Roman"/>
    </style:style>
    <style:style style:name="Heading_20_9" style:display-name="Heading 9" style:family="paragraph" style:parent-style-name="Standard" style:next-style-name="Standard" style:class="text" style:default-outline-level="9">
      <style:paragraph-properties fo:margin-left="0in" fo:margin-right="0in" fo:text-indent="0in" style:auto-text-indent="false"/>
      <style:text-properties style:font-name="Times New Roman"/>
    </style:style>
    <style:style style:name="Heading_20_10" style:display-name="Heading 10" style:family="paragraph" style:parent-style-name="Heading" style:next-style-name="Text_20_body" style:class="text">
      <style:paragraph-properties fo:margin-left="2.75in" fo:margin-right="0in" fo:text-indent="0in"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A" style:family="paragraph" style:parent-style-name="Standard" style:next-style-name="Body" style:default-outline-level="1">
      <style:paragraph-properties fo:margin-left="0in" fo:margin-right="1.5in" style:line-height-at-least="0.2917in" fo:text-indent="0in" style:auto-text-indent="false" fo:keep-with-next="always">
        <style:tab-stops>
          <style:tab-stop style:position="1.6193in"/>
        </style:tab-stops>
      </style:paragraph-properties>
      <style:text-properties fo:color="#000000" fo:font-size="36pt" fo:font-style="italic" style:font-size-asian="36pt" style:font-style-asian="italic"/>
    </style:style>
    <style:style style:name="Code" style:family="paragraph" style:parent-style-name="Standard">
      <style:paragraph-properties fo:margin-top="0in" fo:margin-bottom="0.1181in"/>
    </style:style>
    <style:style style:name="Keyword" style:family="paragraph" style:parent-style-name="Code"/>
    <style:style style:name="Balloon_20_Text" style:display-name="Balloon Text" style:family="paragraph" style:parent-style-name="Standard">
      <style:text-properties style:font-name="Tahoma" fo:font-size="8pt" style:font-size-asian="8pt" style:font-name-complex="Tahoma" style:font-size-complex="8pt"/>
    </style:style>
    <style:style style:name="Body" style:family="paragraph" style:parent-style-name="Standard">
      <style:paragraph-properties fo:margin-left="0in" fo:margin-right="0in" fo:margin-top="0in" fo:margin-bottom="0.0417in" style:line-height-at-least="0.1528in" fo:text-indent="0.25in" style:auto-text-indent="false"/>
      <style:text-properties fo:color="#000000" style:font-name="Times New Roman" fo:font-size="11pt" style:font-size-asian="11pt"/>
    </style:style>
    <style:style style:name="HB" style:family="paragraph" style:parent-style-name="Standard" style:next-style-name="Body">
      <style:paragraph-properties fo:margin-left="0in" fo:margin-right="0.5in" fo:margin-top="0in" fo:margin-bottom="0.4862in" style:line-height-at-least="0.2638in" fo:text-indent="0in" style:auto-text-indent="false" fo:keep-with-next="always">
        <style:tab-stops>
          <style:tab-stop style:position="1.6193in"/>
        </style:tab-stops>
      </style:paragraph-properties>
      <style:text-properties fo:color="#000000" fo:font-size="28pt" fo:font-style="italic" style:font-size-asian="28pt" style:font-style-asian="italic"/>
    </style:style>
    <style:style style:name="AA" style:family="paragraph" style:parent-style-name="Standard">
      <style:paragraph-properties fo:margin-top="0in" fo:margin-bottom="0.1665in"/>
      <style:text-properties fo:color="#000000" fo:font-size="11pt" style:font-size-asian="11pt"/>
    </style:style>
    <style:style style:name="AU" style:family="paragraph" style:parent-style-name="Standard">
      <style:paragraph-properties fo:margin-top="0in" fo:margin-bottom="0.1665in"/>
      <style:text-properties fo:color="#000000" fo:font-size="13pt" fo:font-weight="bold" style:font-size-asian="13pt" style:font-weight-asian="bold"/>
    </style:style>
    <style:style style:name="BL" style:family="paragraph" style:parent-style-name="Standard">
      <style:paragraph-properties fo:margin-left="0.5in" fo:margin-right="0.5in" fo:margin-top="0in" fo:margin-bottom="0.0417in" style:line-height-at-least="0.1528in" fo:orphans="0" fo:widows="0" fo:text-indent="-0.5in" style:auto-text-indent="false">
        <style:tab-stops>
          <style:tab-stop style:position="0in"/>
        </style:tab-stops>
      </style:paragraph-properties>
      <style:text-properties fo:color="#000000" style:font-name="Times New Roman" fo:font-size="11pt" style:font-size-asian="11pt"/>
    </style:style>
    <style:style style:name="BB" style:family="paragraph" style:parent-style-name="BL">
      <style:paragraph-properties fo:margin-left="0.5in" fo:margin-right="0.5in" fo:text-indent="0in" style:auto-text-indent="false"/>
    </style:style>
    <style:style style:name="BH" style:family="paragraph" style:parent-style-name="Standard">
      <style:paragraph-properties fo:margin-top="0.0835in" fo:margin-bottom="0in" style:line-height-at-least="0.2083in" fo:keep-with-next="always"/>
      <style:text-properties fo:color="#000000" fo:font-size="11pt" fo:font-weight="bold" style:font-size-asian="11pt" style:font-weight-asian="bold"/>
    </style:style>
    <style:style style:name="BI" style:family="paragraph" style:parent-style-name="Standard">
      <style:paragraph-properties fo:margin-top="0.0417in" fo:margin-bottom="0in"/>
      <style:text-properties fo:color="#000000" style:font-name="Times New Roman" fo:font-size="11pt" style:font-size-asian="11pt"/>
    </style:style>
    <style:style style:name="BIO" style:family="paragraph" style:parent-style-name="Standard">
      <style:paragraph-properties fo:margin-top="0in" fo:margin-bottom="0.0835in"/>
      <style:text-properties fo:color="#000000" fo:font-size="11pt" style:font-size-asian="11pt"/>
    </style:style>
    <style:style style:name="BL1" style:family="paragraph" style:parent-style-name="BL" style:next-style-name="BL">
      <style:paragraph-properties fo:margin-top="0.0835in" fo:margin-bottom="0.0417in"/>
    </style:style>
    <style:style style:name="BT" style:family="paragraph" style:parent-style-name="Standard">
      <style:paragraph-properties fo:margin-top="0in" fo:margin-bottom="0.3335in"/>
      <style:text-properties fo:color="#000000" style:font-name="Times New Roman" fo:font-size="30pt" fo:font-style="italic" style:font-size-asian="30pt" style:font-style-asian="italic"/>
    </style:style>
    <style:style style:name="BX" style:family="paragraph" style:parent-style-name="BL" style:next-style-name="Body">
      <style:paragraph-properties fo:margin-top="0in" fo:margin-bottom="0.0835in"/>
    </style:style>
    <style:style style:name="Callout" style:family="paragraph" style:parent-style-name="Standard">
      <style:paragraph-properties fo:margin-top="0.0555in" fo:margin-bottom="0in"/>
      <style:text-properties fo:color="#000000" fo:font-weight="bold" style:font-weight-asian="bold"/>
    </style:style>
    <style:style style:name="Cdate" style:family="paragraph" style:parent-style-name="Standard">
      <style:paragraph-properties fo:margin-top="0in" fo:margin-bottom="0.0417in"/>
      <style:text-properties fo:color="#000000" style:font-name="Times New Roman"/>
    </style:style>
    <style:style style:name="CDT" style:family="paragraph" style:parent-style-name="Standard">
      <style:paragraph-properties style:line-height-at-least="0.139in"/>
      <style:text-properties fo:color="#000000" style:font-name="Courier New"/>
    </style:style>
    <style:style style:name="CDT1" style:family="paragraph" style:parent-style-name="CDT" style:next-style-name="CDT">
      <style:paragraph-properties fo:margin-top="0.1665in" fo:margin-bottom="0in" fo:padding-left="0in" fo:padding-right="0in" fo:padding-top="0.0138in" fo:padding-bottom="0in" fo:border-left="none" fo:border-right="none" fo:border-top="0.0071in solid #000000" fo:border-bottom="none"/>
    </style:style>
    <style:style style:name="CDTX" style:family="paragraph" style:parent-style-name="CDT" style:next-style-name="Body">
      <style:paragraph-properties fo:margin-top="0in" fo:margin-bottom="0.1665in" fo:padding-left="0in" fo:padding-right="0in" fo:padding-top="0in" fo:padding-bottom="0.0138in" fo:border-left="none" fo:border-right="none" fo:border-top="none" fo:border-bottom="0.0071in solid #000000"/>
    </style:style>
    <style:style style:name="CL" style:family="paragraph" style:parent-style-name="Standard">
      <style:paragraph-properties fo:margin-left="0.5in" fo:margin-right="0.5in" fo:margin-top="0.0555in" fo:margin-bottom="0in" style:line-height-at-least="0.1807in" fo:text-indent="-0.5in" style:auto-text-indent="false">
        <style:tab-stops>
          <style:tab-stop style:position="0in"/>
        </style:tab-stops>
      </style:paragraph-properties>
      <style:text-properties fo:color="#000000" style:font-name="Times New Roman" fo:font-size="11pt" style:font-size-asian="11pt"/>
    </style:style>
    <style:style style:name="CQ" style:family="paragraph" style:parent-style-name="Standard" style:next-style-name="EX">
      <style:paragraph-properties fo:margin-left="0.25in" fo:margin-right="0.25in" fo:margin-top="0.0972in" fo:margin-bottom="0.0972in" fo:text-indent="0in" style:auto-text-indent="false"/>
      <style:text-properties fo:color="#000000" style:font-name="Times New Roman" fo:font-size="9pt" fo:font-style="italic" style:font-size-asian="9pt" style:font-style-asian="italic"/>
    </style:style>
    <style:style style:name="EX" style:family="paragraph" style:parent-style-name="Standard">
      <style:paragraph-properties fo:margin-left="0.25in" fo:margin-right="0.25in" fo:margin-top="0.0972in" fo:margin-bottom="0.0972in" fo:text-indent="0in" style:auto-text-indent="false"/>
      <style:text-properties fo:color="#000000" style:font-name="Times New Roman"/>
    </style:style>
    <style:style style:name="CR" style:family="paragraph" style:parent-style-name="Standard">
      <style:paragraph-properties fo:margin-top="0in" fo:margin-bottom="0.0417in" style:line-height-at-least="0.1807in"/>
      <style:text-properties fo:color="#000000" style:font-name="Times New Roman"/>
    </style:style>
    <style:style style:name="DED" style:family="paragraph" style:parent-style-name="Standard">
      <style:paragraph-properties style:line-height-at-least="0.2917in" fo:text-align="center" style:justify-single-word="false"/>
      <style:text-properties fo:color="#000000" style:font-name="Times New Roman" fo:font-size="12pt" fo:font-style="italic" style:font-size-asian="12pt" style:font-style-asian="italic"/>
    </style:style>
    <style:style style:name="EH" style:family="paragraph" style:parent-style-name="Standard" style:next-style-name="ET">
      <style:paragraph-properties fo:margin-left="0in" fo:margin-right="0.6598in" fo:margin-top="0.111in" fo:margin-bottom="0.111in" fo:text-indent="0in" style:auto-text-indent="false" fo:keep-with-next="always"/>
      <style:text-properties fo:color="#000000" fo:font-size="12pt" fo:font-style="italic" fo:font-weight="bold" style:font-size-asian="12pt" style:font-style-asian="italic" style:font-weight-asian="bold"/>
    </style:style>
    <style:style style:name="E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L" style:family="paragraph" style:parent-style-name="Standard">
      <style:paragraph-properties fo:margin-top="0.1665in" fo:margin-bottom="0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LX" style:family="paragraph" style:parent-style-name="Standard" style:next-style-name="Body">
      <style:paragraph-properties fo:margin-top="0in" fo:margin-bottom="0.1665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MH" style:family="paragraph" style:parent-style-name="Standard" style:next-style-name="EMT">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EM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quation" style:family="paragraph" style:parent-style-name="Standard">
      <style:paragraph-properties fo:margin-left="0.1201in" fo:margin-right="0.1201in" fo:margin-top="0.139in" fo:margin-bottom="0.0835in" fo:text-align="center" style:justify-single-word="false" fo:text-indent="0in" style:auto-text-indent="false"/>
      <style:text-properties fo:color="#000000" style:font-name="Times New Roman"/>
    </style:style>
    <style:style style:name="FC" style:family="paragraph" style:parent-style-name="Standard" style:next-style-name="Body">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NCP" style:family="paragraph" style:parent-style-name="Standard">
      <style:paragraph-properties fo:margin-left="0.5in" fo:margin-right="1in" fo:text-indent="0in" style:auto-text-indent="false">
        <style:tab-stops>
          <style:tab-stop style:position="0.75in"/>
        </style:tab-stops>
      </style:paragraph-properties>
      <style:text-properties fo:color="#000000" style:font-name="Courier New"/>
    </style:style>
    <style:style style:name="NCPX" style:family="paragraph" style:parent-style-name="NCP" style:next-style-name="NO">
      <style:paragraph-properties fo:margin-top="0in" fo:margin-bottom="0.0417in"/>
    </style:style>
    <style:style style:name="NO" style:family="paragraph" style:parent-style-name="Standard">
      <style:paragraph-properties fo:margin-left="0.5in" fo:margin-right="1in" fo:margin-top="0in" fo:margin-bottom="0.0417in" fo:text-indent="0in" style:auto-text-indent="false">
        <style:tab-stops>
          <style:tab-stop style:position="0.0799in"/>
          <style:tab-stop style:position="0.3in"/>
        </style:tab-stops>
      </style:paragraph-properties>
      <style:text-properties fo:color="#000000"/>
    </style:style>
    <style:style style:name="FGFN" style:family="paragraph" style:parent-style-name="Standard">
      <style:paragraph-properties fo:margin-left="0.25in" fo:margin-right="0.25in" fo:margin-top="0in" fo:margin-bottom="0.0835in" fo:text-align="justify" style:justify-single-word="false" fo:text-indent="0in" style:auto-text-indent="false"/>
      <style:text-properties fo:color="#000000" style:font-name="Times" fo:font-size="9pt" style:font-size-asian="9pt"/>
    </style:style>
    <style:style style:name="FN" style:family="paragraph" style:parent-style-name="Standard" style:next-style-name="FC">
      <style:paragraph-properties fo:margin-top="0.0693in" fo:margin-bottom="0in" fo:keep-with-next="always"/>
      <style:text-properties fo:color="#000000" style:font-name="Times New Roman" fo:font-size="11pt" fo:font-weight="bold" style:font-size-asian="11pt" style:font-weight-asian="bold"/>
    </style:style>
    <style:style style:name="FTN" style:family="paragraph" style:parent-style-name="Standard">
      <style:paragraph-properties fo:margin-left="0.1598in" fo:margin-right="0in" fo:margin-top="0.0417in" fo:margin-bottom="0.0417in" style:line-height-at-least="0.1807in" fo:text-indent="-0.1598in" style:auto-text-indent="false">
        <style:tab-stops>
          <style:tab-stop style:position="0in"/>
        </style:tab-stops>
      </style:paragraph-properties>
      <style:text-properties fo:color="#000000" style:font-name="Times New Roman" fo:font-size="9pt" style:font-size-asian="9pt"/>
    </style:style>
    <style:style style:name="GlossDef" style:family="paragraph" style:parent-style-name="Standard">
      <style:paragraph-properties fo:margin-top="0in" fo:margin-bottom="0.0417in"/>
      <style:text-properties fo:color="#000000" style:font-name="Times New Roman" fo:font-size="11pt" style:font-size-asian="11pt"/>
    </style:style>
    <style:style style:name="GlossFT" style:family="paragraph" style:parent-style-name="Standard">
      <style:paragraph-properties fo:margin-top="0in" fo:margin-bottom="0.0417in"/>
      <style:text-properties fo:color="#000000" style:font-name="Times New Roman" fo:font-size="11pt" style:font-size-asian="11pt"/>
    </style:style>
    <style:style style:name="GlossHead" style:family="paragraph" style:parent-style-name="Standard">
      <style:paragraph-properties fo:margin-left="0in" fo:margin-right="0.6598in" fo:margin-top="0.222in" fo:margin-bottom="0in" fo:text-indent="0in" style:auto-text-indent="false" fo:keep-with-next="always"/>
      <style:text-properties fo:color="#000000" fo:font-size="14pt" fo:font-style="italic" fo:font-weight="bold" style:font-size-asian="14pt" style:font-style-asian="italic" style:font-weight-asian="bold"/>
    </style:style>
    <style:style style:name="GlossTerm" style:family="paragraph" style:parent-style-name="Standard">
      <style:paragraph-properties fo:margin-top="0.0417in" fo:margin-bottom="0in"/>
      <style:text-properties fo:color="#000000" style:font-name="Times New Roman" fo:font-size="11pt" fo:font-weight="bold" style:font-size-asian="11pt" style:font-weight-asian="bold"/>
    </style:style>
    <style:style style:name="GlossTitle" style:family="paragraph" style:parent-style-name="Standard" style:next-style-name="Body">
      <style:paragraph-properties fo:margin-left="0in" fo:margin-right="0.6598in" fo:margin-top="0in" fo:margin-bottom="0.1807in" style:line-height-at-least="0.3752in" fo:text-indent="0in" style:auto-text-indent="false" fo:keep-with-next="always"/>
      <style:text-properties fo:color="#000000" style:font-name="Times New Roman" fo:font-size="24pt" fo:font-style="italic" fo:font-weight="bold" style:font-size-asian="24pt" style:font-style-asian="italic" style:font-weight-asian="bold"/>
    </style:style>
    <style:style style:name="GroupTitlesIX" style:family="paragraph" style:parent-style-name="Standard">
      <style:paragraph-properties fo:margin-top="0.139in" fo:margin-bottom="0in" fo:keep-with-next="always"/>
      <style:text-properties fo:color="#000000" fo:font-size="9pt" fo:font-weight="bold" style:font-size-asian="9pt" style:font-weight-asian="bold"/>
    </style:style>
    <style:style style:name="HC" style:family="paragraph" style:parent-style-name="Standard" style:next-style-name="BodyNoIndent" style:default-outline-level="2">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style:font-size-asian="14pt" style:font-style-asian="italic"/>
    </style:style>
    <style:style style:name="HD" style:family="paragraph" style:parent-style-name="Standard" style:next-style-name="Body" style:default-outline-level="3">
      <style:paragraph-properties fo:margin-left="0in" fo:margin-right="0in" fo:margin-top="0.25in" fo:margin-bottom="0.0555in" style:line-height-at-least="0.2083in" fo:text-indent="0in" style:auto-text-indent="false" fo:keep-with-next="always"/>
      <style:text-properties fo:color="#000000" fo:font-size="11pt" fo:font-weight="bold" style:font-size-asian="11pt" style:font-weight-asian="bold"/>
    </style:style>
    <style:style style:name="HE" style:family="paragraph" style:parent-style-name="Standard" style:next-style-name="Body" style:default-outline-level="4">
      <style:paragraph-properties fo:margin-left="0in" fo:margin-right="0in" fo:margin-top="0.0835in" fo:margin-bottom="0in" style:line-height-at-least="0.2083in" fo:text-indent="0in" style:auto-text-indent="false" fo:keep-with-next="always"/>
      <style:text-properties fo:color="#000000" fo:font-size="11pt" fo:font-style="italic" style:font-size-asian="11pt" style:font-style-asian="italic"/>
    </style:style>
    <style:style style:name="HF" style:family="paragraph" style:parent-style-name="Standard">
      <style:paragraph-properties fo:margin-top="0.0555in" fo:margin-bottom="0in" fo:keep-with-next="always"/>
      <style:text-properties fo:color="#000000" fo:font-size="9pt" fo:font-weight="bold" style:font-size-asian="9pt" style:font-weight-asian="bold"/>
    </style:style>
    <style:style style:name="HG" style:family="paragraph" style:parent-style-name="Standard">
      <style:paragraph-properties fo:margin-top="0.0835in" fo:margin-bottom="0in" style:line-height-at-least="0.2083in" fo:keep-with-next="always"/>
      <style:text-properties fo:color="#000000" fo:font-size="9pt" style:font-size-asian="9pt"/>
    </style:style>
    <style:style style:name="IndexIX" style:family="paragraph" style:parent-style-name="Standard">
      <style:text-properties fo:color="#000000" style:font-name="Times" fo:font-size="9pt" style:font-size-asian="9pt"/>
    </style:style>
    <style:style style:name="NumCDT" style:family="paragraph" style:parent-style-name="CDT">
      <style:paragraph-properties fo:margin-left="0.25in" fo:margin-right="0in" fo:text-indent="-0.25in" style:auto-text-indent="false">
        <style:tab-stops>
          <style:tab-stop style:position="0in"/>
        </style:tab-stops>
      </style:paragraph-properties>
    </style:style>
    <style:style style:name="NCP1" style:family="paragraph" style:parent-style-name="NCP" style:next-style-name="NCP">
      <style:paragraph-properties fo:margin-top="0.0417in" fo:margin-bottom="0in"/>
    </style:style>
    <style:style style:name="NumCDT1" style:family="paragraph" style:parent-style-name="CDT1">
      <style:paragraph-properties fo:margin-left="0.25in" fo:margin-right="0in" fo:margin-top="0.0835in" fo:margin-bottom="0in" fo:text-indent="-0.25in" style:auto-text-indent="false">
        <style:tab-stops>
          <style:tab-stop style:position="0in"/>
        </style:tab-stops>
      </style:paragraph-properties>
    </style:style>
    <style:style style:name="NumCDTX" style:family="paragraph" style:parent-style-name="CDTX">
      <style:paragraph-properties fo:margin-left="0.25in" fo:margin-right="0in" fo:margin-top="0in" fo:margin-bottom="0.0835in" fo:text-indent="-0.25in" style:auto-text-indent="false">
        <style:tab-stops>
          <style:tab-stop style:position="0in"/>
        </style:tab-stops>
      </style:paragraph-properties>
    </style:style>
    <style:style style:name="INH" style:family="paragraph" style:parent-style-name="Standard">
      <style:paragraph-properties fo:margin-left="0.5in" fo:margin-right="0in" style:line-height-at-least="0.1807in" fo:text-indent="-0.5in" style:auto-text-indent="false"/>
      <style:text-properties fo:color="#000000" fo:font-weight="bold" style:font-weight-asian="bold"/>
    </style:style>
    <style:style style:name="LC2" style:family="paragraph" style:parent-style-name="Standard">
      <style:paragraph-properties style:line-height-at-least="0.139in"/>
      <style:text-properties fo:color="#000000" style:font-name="Courier New"/>
    </style:style>
    <style:style style:name="LC" style:family="paragraph" style:parent-style-name="LC2" style:next-style-name="LC2">
      <style:paragraph-properties fo:margin-top="0.0835in" fo:margin-bottom="0in" fo:padding-left="0in" fo:padding-right="0in" fo:padding-top="0.0138in" fo:padding-bottom="0in" fo:border-left="none" fo:border-right="none" fo:border-top="0.0071in solid #000000" fo:border-bottom="none"/>
    </style:style>
    <style:style style:name="Level_20_1" style:display-name="Level 1" style:family="paragraph" style:parent-style-name="Standard">
      <style:paragraph-properties fo:margin-left="0.5in" fo:margin-right="0in" style:line-height-at-least="0.1807in" fo:text-indent="-0.5in" style:auto-text-indent="false"/>
      <style:text-properties fo:color="#000000" style:font-name="Times New Roman"/>
    </style:style>
    <style:style style:name="Level_20_2" style:display-name="Level 2" style:family="paragraph" style:parent-style-name="Standard">
      <style:paragraph-properties fo:margin-left="0.3693in" fo:margin-right="0in" style:line-height-at-least="0.1807in" fo:text-indent="-0.25in" style:auto-text-indent="false"/>
      <style:text-properties fo:color="#000000" style:font-name="Times"/>
    </style:style>
    <style:style style:name="Level_20_3" style:display-name="Level 3" style:family="paragraph" style:parent-style-name="Standard">
      <style:paragraph-properties fo:margin-left="0.55in" fo:margin-right="0in" style:line-height-at-least="0.1807in" fo:text-indent="-0.3in" style:auto-text-indent="false"/>
      <style:text-properties fo:color="#000000" style:font-name="Times"/>
    </style:style>
    <style:style style:name="LH" style:family="paragraph" style:parent-style-name="Standard" style:next-style-name="Body">
      <style:paragraph-properties fo:margin-top="0.1665in" fo:margin-bottom="0in" fo:keep-with-next="always"/>
      <style:text-properties fo:color="#000000" style:font-name="Times New Roman" fo:font-size="12pt" fo:font-style="italic" fo:font-weight="bold" style:font-size-asian="12pt" style:font-style-asian="italic" style:font-weight-asian="bold"/>
    </style:style>
    <style:style style:name="BodyNoIndent" style:family="paragraph" style:parent-style-name="Body">
      <style:paragraph-properties fo:margin-left="0in" fo:margin-right="0in" fo:margin-top="0.0835in" fo:margin-bottom="0.0417in" fo:text-indent="0in" style:auto-text-indent="false"/>
    </style:style>
    <style:style style:name="ISBN" style:family="paragraph" style:parent-style-name="BodyNoIndent">
      <style:paragraph-properties fo:margin-top="0.0835in" fo:margin-bottom="0.0835in"/>
    </style:style>
    <style:style style:name="LOC" style:family="paragraph" style:parent-style-name="ISBN"/>
    <style:style style:name="LSH" style:family="paragraph" style:parent-style-name="Standard" style:next-style-name="Body">
      <style:paragraph-properties fo:margin-top="0.0693in" fo:margin-bottom="0in" fo:keep-with-next="always"/>
      <style:text-properties fo:color="#000000" style:font-name="Times New Roman" fo:font-size="11pt" fo:font-weight="bold" style:font-size-asian="11pt" style:font-weight-asian="bold"/>
    </style:style>
    <style:style style:name="L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MH" style:family="paragraph" style:parent-style-name="Standard" style:next-style-name="MN">
      <style:paragraph-properties fo:margin-left="1in" fo:margin-right="1in" fo:margin-top="0.0693in" fo:margin-bottom="0in" fo:text-indent="0in" style:auto-text-indent="false" fo:keep-with-next="always"/>
      <style:text-properties fo:color="#000000" fo:font-size="11pt" fo:font-weight="bold" style:font-size-asian="11pt" style:font-weight-asian="bold"/>
    </style:style>
    <style:style style:name="MN" style:family="paragraph" style:parent-style-name="Standard">
      <style:paragraph-properties fo:margin-left="1in" fo:margin-right="1in" fo:margin-top="0in" fo:margin-bottom="0.0693in" fo:text-indent="0in" style:auto-text-indent="false">
        <style:tab-stops>
          <style:tab-stop style:position="-0.4201in"/>
          <style:tab-stop style:position="-0.2in"/>
        </style:tab-stops>
      </style:paragraph-properties>
      <style:text-properties fo:color="#000000"/>
    </style:style>
    <style:style style:name="NL" style:family="paragraph" style:parent-style-name="Standard">
      <style:paragraph-properties fo:margin-left="0.5in" fo:margin-right="0.5in" fo:margin-top="0in" fo:margin-bottom="0.0417in" style:line-height-at-least="0.1528in" fo:text-indent="-0.5in" style:auto-text-indent="false">
        <style:tab-stops>
          <style:tab-stop style:position="0in"/>
        </style:tab-stops>
      </style:paragraph-properties>
      <style:text-properties fo:color="#000000" style:font-name="Times New Roman" fo:font-size="11pt" style:font-size-asian="11pt"/>
    </style:style>
    <style:style style:name="NL1" style:family="paragraph" style:parent-style-name="NL" style:next-style-name="NL">
      <style:paragraph-properties fo:margin-top="0.0835in" fo:margin-bottom="0.0417in"/>
    </style:style>
    <style:style style:name="NLB" style:family="paragraph" style:parent-style-name="NL">
      <style:paragraph-properties fo:margin-left="0.5in" fo:margin-right="0.5in" fo:text-indent="0in" style:auto-text-indent="false"/>
    </style:style>
    <style:style style:name="NLC" style:family="paragraph" style:parent-style-name="Standard">
      <style:paragraph-properties fo:margin-left="0.5in" fo:margin-right="0.5in" style:line-height-at-least="0.139in" fo:text-indent="0in" style:auto-text-indent="false"/>
      <style:text-properties fo:color="#000000" style:font-name="Courier New"/>
    </style:style>
    <style:style style:name="NLCX" style:family="paragraph" style:parent-style-name="NLC" style:next-style-name="NLB">
      <style:paragraph-properties fo:margin-top="0in" fo:margin-bottom="0.0835in"/>
    </style:style>
    <style:style style:name="NLX" style:family="paragraph" style:parent-style-name="NL" style:next-style-name="Body">
      <style:paragraph-properties fo:margin-top="0in" fo:margin-bottom="0.0835in"/>
    </style:style>
    <style:style style:name="NOX" style:family="paragraph" style:parent-style-name="NO" style:next-style-name="Body">
      <style:paragraph-properties fo:margin-top="0in" fo:margin-bottom="0.1665in"/>
    </style:style>
    <style:style style:name="PD" style:family="paragraph" style:parent-style-name="Standard">
      <style:paragraph-properties fo:margin-top="0.0417in" fo:margin-bottom="0.0417in"/>
      <style:text-properties fo:color="#0000ff" fo:font-size="11pt" style:font-size-asian="11pt"/>
    </style:style>
    <style:style style:name="PN" style:family="paragraph" style:parent-style-name="Standard" style:next-style-name="PT">
      <style:paragraph-properties fo:margin-top="0.5972in" fo:margin-bottom="0.2638in" style:line-height-at-least="0.2638in" fo:keep-with-next="always">
        <style:tab-stops>
          <style:tab-stop style:position="0.7299in"/>
          <style:tab-stop style:position="1.8693in"/>
        </style:tab-stops>
      </style:paragraph-properties>
      <style:text-properties fo:font-variant="small-caps" fo:color="#000000" fo:font-size="36pt" fo:font-style="italic" style:font-size-asian="36pt" style:font-style-asian="italic"/>
    </style:style>
    <style:style style:name="PT" style:family="paragraph" style:parent-style-name="Standard">
      <style:paragraph-properties fo:margin-left="1.6193in" fo:margin-right="1.5in" fo:margin-top="0in" fo:margin-bottom="1.25in" style:line-height-at-least="0.2917in" fo:text-indent="-1.6193in" style:auto-text-indent="false" fo:keep-with-next="always">
        <style:tab-stops>
          <style:tab-stop style:position="0in"/>
        </style:tab-stops>
      </style:paragraph-properties>
      <style:text-properties fo:color="#000000" fo:font-size="36pt" style:font-size-asian="36pt"/>
    </style:style>
    <style:style style:name="Preface" style:family="paragraph" style:parent-style-name="Standard">
      <style:paragraph-properties fo:margin-top="0in" fo:margin-bottom="0.0835in" style:line-height-at-least="0.1665in"/>
      <style:text-properties fo:color="#000000" style:font-name="Times New Roman"/>
    </style:style>
    <style:style style:name="PTFT" style:family="paragraph" style:parent-style-name="Standard" style:next-style-name="Body">
      <style:paragraph-properties fo:margin-top="0in" fo:margin-bottom="0.0835in"/>
      <style:text-properties fo:color="#000000" style:font-name="Times New Roman" fo:font-size="11pt" style:font-size-asian="11pt"/>
    </style:style>
    <style:style style:name="Quotation" style:family="paragraph" style:parent-style-name="Standard" style:next-style-name="EX">
      <style:paragraph-properties fo:margin-left="0.25in" fo:margin-right="0.25in" fo:margin-top="0.0972in" fo:margin-bottom="0.0972in" fo:text-indent="0in" style:auto-text-indent="false"/>
      <style:text-properties fo:color="#000000" style:font-name="Times New Roman"/>
    </style:style>
    <style:style style:name="RHR" style:family="paragraph" style:parent-style-name="Standard">
      <style:paragraph-properties fo:text-align="end" style:justify-single-word="false">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RHV" style:family="paragraph" style:parent-style-name="Standard">
      <style:paragraph-properties>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SB"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SBX" style:family="paragraph" style:parent-style-name="SB"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SH" style:family="paragraph" style:parent-style-name="Standard" style:next-style-name="SB">
      <style:paragraph-properties fo:margin-left="0in" fo:margin-right="0.6598in" fo:margin-top="0.472in" fo:margin-bottom="0.028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TB" style:family="paragraph" style:parent-style-name="Standard">
      <style:paragraph-properties fo:margin-top="0in" fo:margin-bottom="0.0555in"/>
      <style:text-properties fo:color="#000000" style:font-name="Times New Roman" fo:font-size="9pt" style:font-size-asian="9pt"/>
    </style:style>
    <style:style style:name="TB1" style:family="paragraph" style:parent-style-name="TB">
      <style:paragraph-properties fo:margin-top="0.0835in" fo:margin-bottom="0.0555in"/>
    </style:style>
    <style:style style:name="TBFN" style:family="paragraph" style:parent-style-name="Standard">
      <style:paragraph-properties fo:margin-left="0.3299in" fo:margin-right="0in" fo:margin-top="0.0417in" fo:margin-bottom="0in" style:line-height-at-least="0.1807in" fo:text-indent="-0.1701in" style:auto-text-indent="false">
        <style:tab-stops>
          <style:tab-stop style:position="0in"/>
        </style:tab-stops>
      </style:paragraph-properties>
      <style:text-properties fo:color="#000000" style:font-name="Times New Roman" fo:font-size="9pt" style:font-size-asian="9pt"/>
    </style:style>
    <style:style style:name="TBX" style:family="paragraph" style:parent-style-name="TB" style:next-style-name="Body">
      <style:paragraph-properties fo:margin-top="0in" fo:margin-bottom="0.0835in"/>
    </style:style>
    <style:style style:name="TCCP" style:family="paragraph" style:parent-style-name="TB">
      <style:text-properties style:font-name="Courier New"/>
    </style:style>
    <style:style style:name="TCEM" style:family="paragraph" style:parent-style-name="TB">
      <style:text-properties style:font-name="Courier New"/>
    </style:style>
    <style:style style:name="TCH" style:family="paragraph" style:parent-style-name="Standard">
      <style:paragraph-properties fo:line-height="0.139in" fo:keep-with-next="always"/>
      <style:text-properties fo:color="#000000" style:font-name="Times New Roman" fo:font-size="9pt" fo:font-weight="bold" style:font-size-asian="9pt" style:font-weight-asian="bold"/>
    </style:style>
    <style:style style:name="TH" style:family="paragraph" style:parent-style-name="Standard" style:next-style-name="TS">
      <style:paragraph-properties>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TS" style:family="paragraph" style:parent-style-name="Standard">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NoteH" style:family="paragraph" style:parent-style-name="NO" style:next-style-name="NO">
      <style:paragraph-properties fo:margin-top="0.0693in" fo:margin-bottom="0.0417in">
        <style:tab-stops>
          <style:tab-stop style:position="0.0799in"/>
          <style:tab-stop style:position="0.3in"/>
          <style:tab-stop style:position="0.6in"/>
        </style:tab-stops>
      </style:paragraph-properties>
      <style:text-properties fo:font-weight="bold" style:font-weight-asian="bold"/>
    </style:style>
    <style:style style:name="TIH" style:family="paragraph" style:parent-style-name="NoteH" style:next-style-name="Standard">
      <style:paragraph-properties fo:keep-with-next="always">
        <style:tab-stops>
          <style:tab-stop style:position="0.0799in"/>
          <style:tab-stop style:position="0.3in"/>
          <style:tab-stop style:position="0.3799in"/>
          <style:tab-stop style:position="0.6in"/>
        </style:tab-stops>
      </style:paragraph-properties>
    </style:style>
    <style:style style:name="TitleTOC_2f_Index" style:display-name="TitleTOC/Index" style:family="paragraph" style:parent-style-name="Standard">
      <style:text-properties fo:color="#000000" style:font-name="Times" fo:font-size="24pt" fo:font-style="italic" style:font-size-asian="24pt" style:font-style-asian="italic"/>
    </style:style>
    <style:style style:name="SC2" style:family="paragraph" style:parent-style-name="NCP"/>
    <style:style style:name="TN" style:family="paragraph" style:parent-style-name="Standard">
      <style:paragraph-properties fo:margin-top="0.0693in" fo:margin-bottom="0in" fo:keep-with-next="always"/>
      <style:text-properties fo:color="#000000" style:font-name="Times" fo:font-size="11pt" fo:font-weight="bold" style:font-size-asian="11pt" style:font-weight-asian="bold"/>
    </style:style>
    <style:style style:name="UC" style:family="paragraph" style:parent-style-name="Standard">
      <style:paragraph-properties fo:margin-left="0.1898in" fo:margin-right="0.5in" fo:margin-top="0.0417in" fo:margin-bottom="0.0417in" fo:text-indent="0in" style:auto-text-indent="false">
        <style:tab-stops>
          <style:tab-stop style:position="0in"/>
        </style:tab-stops>
      </style:paragraph-properties>
      <style:text-properties fo:color="#000000" style:font-name="Times New Roman" fo:font-size="11pt" fo:font-weight="bold" style:font-size-asian="11pt" style:font-weight-asian="bold"/>
    </style:style>
    <style:style style:name="UL" style:family="paragraph" style:parent-style-name="Standard">
      <style:paragraph-properties fo:margin-left="0.1902in" fo:margin-right="0.5in" fo:margin-top="0in" fo:margin-bottom="0.0417in" fo:text-indent="0in" style:auto-text-indent="false">
        <style:tab-stops>
          <style:tab-stop style:position="-0.0008in"/>
        </style:tab-stops>
      </style:paragraph-properties>
      <style:text-properties fo:color="#000000" style:font-name="Times New Roman" fo:font-size="11pt" style:font-size-asian="11pt"/>
    </style:style>
    <style:style style:name="UL1" style:family="paragraph" style:parent-style-name="UL">
      <style:paragraph-properties fo:margin-top="0.0835in" fo:margin-bottom="0.0417in"/>
    </style:style>
    <style:style style:name="ULX" style:family="paragraph" style:parent-style-name="UL" style:next-style-name="Body">
      <style:paragraph-properties fo:margin-top="0in" fo:margin-bottom="0.0835in"/>
    </style:style>
    <style:style style:name="XREF" style:family="paragraph" style:parent-style-name="Standard">
      <style:paragraph-properties fo:margin-top="0.0835in" fo:margin-bottom="0.0835in"/>
      <style:text-properties fo:color="#000000" style:font-name="Times New Roman" fo:font-size="11pt" style:font-size-asian="11pt"/>
    </style:style>
    <style:style style:name="C1" style:family="paragraph" style:parent-style-name="CDT" style:next-style-name="Body">
      <style:paragraph-properties fo:margin-top="0.1665in" fo:margin-bottom="0.1665in"/>
    </style:style>
    <style:style style:name="BT1" style:family="paragraph" style:parent-style-name="BT"/>
    <style:style style:name="EN" style:family="paragraph" style:parent-style-name="EH">
      <style:paragraph-properties fo:margin-top="0.472in" fo:margin-bottom="0.111in" fo:padding-left="0in" fo:padding-right="0in" fo:padding-top="0.0138in" fo:padding-bottom="0in" fo:border-left="none" fo:border-right="none" fo:border-top="0.0071in solid #000000" fo:border-bottom="none"/>
      <style:text-properties fo:font-style="normal" style:font-style-asian="normal"/>
    </style:style>
    <style:style style:name="EMX" style:family="paragraph" style:parent-style-name="EMT"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FT" style:family="paragraph" style:parent-style-name="BodyNoIndent"/>
    <style:style style:name="CO" style:family="paragraph" style:parent-style-name="Body">
      <style:paragraph-properties fo:margin-left="0in" fo:margin-right="0in" fo:margin-top="0in" fo:margin-bottom="0.0835in" fo:text-indent="0in" style:auto-text-indent="false"/>
      <style:text-properties fo:font-style="italic" style:font-style-asian="italic"/>
    </style:style>
    <style:style style:name="QQ" style:family="paragraph" style:parent-style-name="PD">
      <style:text-properties fo:color="#ff0000"/>
    </style:style>
    <style:style style:name="NLC1" style:family="paragraph" style:parent-style-name="NLC">
      <style:paragraph-properties fo:margin-top="0.0417in" fo:margin-bottom="0in"/>
    </style:style>
    <style:style style:name="WAH" style:family="paragraph" style:parent-style-name="TIH" style:next-style-name="WA">
      <style:paragraph-properties>
        <style:tab-stops>
          <style:tab-stop style:position="0.0799in"/>
          <style:tab-stop style:position="0.3in"/>
          <style:tab-stop style:position="0.3799in"/>
          <style:tab-stop style:position="0.6in"/>
          <style:tab-stop style:position="0.75in"/>
        </style:tab-stops>
      </style:paragraph-properties>
    </style:style>
    <style:style style:name="WA" style:family="paragraph" style:parent-style-name="NO"/>
    <style:style style:name="ETNL" style:family="paragraph" style:parent-style-name="NL">
      <style:text-properties style:font-name="Arial"/>
    </style:style>
    <style:style style:name="ETNL1" style:family="paragraph" style:parent-style-name="ETNL" style:next-style-name="ETNL">
      <style:paragraph-properties fo:margin-top="0.0835in" fo:margin-bottom="0.0417in"/>
    </style:style>
    <style:style style:name="ETBL" style:family="paragraph" style:parent-style-name="BL">
      <style:text-properties style:font-name="Arial"/>
    </style:style>
    <style:style style:name="ETBL1" style:family="paragraph" style:parent-style-name="ETBL" style:next-style-name="ETBL">
      <style:paragraph-properties fo:margin-top="0.0835in" fo:margin-bottom="0.0417in"/>
    </style:style>
    <style:style style:name="ETBX" style:family="paragraph" style:parent-style-name="ETBL" style:next-style-name="ET">
      <style:paragraph-properties fo:margin-top="0in" fo:margin-bottom="0.0835in"/>
    </style:style>
    <style:style style:name="ESH" style:family="paragraph" style:parent-style-name="EH" style:next-style-name="ET">
      <style:paragraph-properties fo:margin-top="0.1665in" fo:margin-bottom="0.0835in"/>
      <style:text-properties fo:font-weight="normal" style:font-weight-asian="normal"/>
    </style:style>
    <style:style style:name="ETNB" style:family="paragraph" style:parent-style-name="Standard"/>
    <style:style style:name="IT" style:family="paragraph" style:parent-style-name="Body"/>
    <style:style style:name="TI" style:family="paragraph" style:parent-style-name="NO"/>
    <style:style style:name="TIX" style:family="paragraph" style:parent-style-name="TI" style:next-style-name="Body">
      <style:paragraph-properties fo:margin-top="0in" fo:margin-bottom="0.1665in"/>
    </style:style>
    <style:style style:name="WAX" style:family="paragraph" style:parent-style-name="NO">
      <style:paragraph-properties fo:margin-top="0in" fo:margin-bottom="0.1665in"/>
    </style:style>
    <style:style style:name="CT" style:family="paragraph" style:parent-style-name="BodyNoIndent" style:next-style-name="Credits"/>
    <style:style style:name="Credits" style:family="paragraph" style:parent-style-name="BodyNoIndent" style:next-style-name="CT">
      <style:paragraph-properties fo:margin-top="0in" fo:margin-bottom="0in"/>
    </style:style>
    <style:style style:name="Pubname" style:family="paragraph" style:parent-style-name="BodyNoIndent"/>
    <style:style style:name="CTTOC" style:family="paragraph" style:parent-style-name="BodyNoIndent">
      <style:paragraph-properties fo:margin-top="0in" fo:margin-bottom="0.0417in"/>
      <style:text-properties style:font-name="Arial"/>
    </style:style>
    <style:style style:name="PTTOC" style:family="paragraph" style:parent-style-name="CTTOC">
      <style:paragraph-properties fo:margin-top="0.0417in" fo:margin-bottom="0.0417in"/>
      <style:text-properties fo:font-weight="bold" style:font-weight-asian="bold"/>
    </style:style>
    <style:style style:name="TOCPART" style:family="paragraph" style:parent-style-name="PTTOC"/>
    <style:style style:name="TOCHA" style:family="paragraph" style:parent-style-name="CTTOC">
      <style:text-properties fo:font-style="italic" style:font-style-asian="italic"/>
    </style:style>
    <style:style style:name="TOCHB" style:family="paragraph" style:parent-style-name="CTTOC"/>
    <style:style style:name="TOCHC" style:family="paragraph" style:parent-style-name="TOCHB">
      <style:paragraph-properties fo:margin-left="0.1in" fo:margin-right="0in" fo:text-indent="0in" style:auto-text-indent="false"/>
    </style:style>
    <style:style style:name="TOCHD" style:family="paragraph" style:parent-style-name="TOCHC">
      <style:paragraph-properties fo:margin-left="0.2in" fo:margin-right="0in" fo:text-indent="0in" style:auto-text-indent="false"/>
    </style:style>
    <style:style style:name="TOCHE" style:family="paragraph" style:parent-style-name="TOCHD">
      <style:paragraph-properties fo:margin-left="0.3in" fo:margin-right="0in" fo:text-indent="0in" style:auto-text-indent="false"/>
    </style:style>
    <style:style style:name="TOCHF" style:family="paragraph" style:parent-style-name="TOCHE">
      <style:paragraph-properties fo:margin-left="0.4in" fo:margin-right="0in" fo:text-indent="0in" style:auto-text-indent="false"/>
    </style:style>
    <style:style style:name="TOCHG" style:family="paragraph" style:parent-style-name="TOCHF">
      <style:paragraph-properties fo:margin-left="0.5in" fo:margin-right="0in" fo:text-indent="0in" style:auto-text-indent="false"/>
    </style:style>
    <style:style style:name="EL2" style:family="paragraph" style:parent-style-name="EL">
      <style:paragraph-properties fo:margin-top="0in" fo:margin-bottom="0in"/>
    </style:style>
    <style:style style:name="LC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LN" style:family="paragraph" style:parent-style-name="LH">
      <style:paragraph-properties fo:padding-left="0in" fo:padding-right="0in" fo:padding-top="0.0138in" fo:padding-bottom="0in" fo:border-left="none" fo:border-right="none" fo:border-top="0.0071in solid #000000" fo:border-bottom="none"/>
      <style:text-properties fo:font-style="normal" style:font-style-asian="normal"/>
    </style:style>
    <style:style style:name="ETNLB" style:family="paragraph" style:parent-style-name="Standard"/>
    <style:style style:name="SC" style:family="paragraph" style:parent-style-name="NCP1"/>
    <style:style style:name="SCX" style:family="paragraph" style:parent-style-name="NCPX"/>
    <style:style style:name="SBBL" style:family="paragraph" style:parent-style-name="BL">
      <style:text-properties style:font-name="Arial"/>
    </style:style>
    <style:style style:name="SBBL1" style:family="paragraph" style:parent-style-name="BL1">
      <style:text-properties style:font-name="Arial"/>
    </style:style>
    <style:style style:name="SBBX" style:family="paragraph" style:parent-style-name="BX">
      <style:text-properties style:font-name="Arial"/>
    </style:style>
    <style:style style:name="SBNL" style:family="paragraph" style:parent-style-name="NL">
      <style:text-properties style:font-name="Arial"/>
    </style:style>
    <style:style style:name="SBNL1" style:family="paragraph" style:parent-style-name="NL1">
      <style:text-properties style:font-name="Arial"/>
    </style:style>
    <style:style style:name="SBNLX" style:family="paragraph" style:parent-style-name="NLX">
      <style:text-properties style:font-name="Arial"/>
    </style:style>
    <style:style style:name="ETNLX" style:family="paragraph" style:parent-style-name="ETNL" style:next-style-name="ET">
      <style:paragraph-properties fo:margin-top="0in" fo:margin-bottom="0.0835in"/>
    </style:style>
    <style:style style:name="NI" style:family="paragraph" style:parent-style-name="NO">
      <style:paragraph-properties fo:margin-left="1in" fo:margin-right="1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WW8Num1z0" style:family="text">
      <style:text-properties style:font-name="Symbol" fo:font-size="9pt" style:font-size-asian="9pt" style:font-name-complex="StarSymbol" style:font-size-complex="9pt"/>
    </style:style>
    <style:style style:name="Default_20_Paragraph_20_Font" style:display-name="Default Paragraph Font" style:family="text"/>
    <style:style style:name="WW-Default_20_Paragraph_20_Font" style:display-name="WW-Default Paragraph Font" style:family="text"/>
    <style:style style:name="Absatz-Standardschriftart" style:family="text"/>
    <style:style style:name="WW8Num3z0" style:family="text">
      <style:text-properties style:font-name="Symbol" fo:font-size="9pt" style:font-size-asian="9pt" style:font-name-complex="StarSymbol" style:font-size-complex="9pt"/>
    </style:style>
    <style:style style:name="WW-Absatz-Standardschriftart" style:family="text"/>
    <style:style style:name="WW-Absatz-Standardschriftart1" style:family="text"/>
    <style:style style:name="WW-Absatz-Standardschriftart11" style:family="text"/>
    <style:style style:name="WW8Num5z0" style:family="text">
      <style:text-properties style:font-name="Symbol" fo:font-size="9pt" style:font-size-asian="9pt" style:font-name-complex="StarSymbol" style:font-size-complex="9pt"/>
    </style:style>
    <style:style style:name="WW-Absatz-Standardschriftart111" style:family="text"/>
    <style:style style:name="WW8Num2z0" style:family="text">
      <style:text-properties style:font-name="Symbol" fo:font-size="9pt" style:font-size-asian="9pt" style:font-name-complex="StarSymbol" style:font-size-complex="9pt"/>
    </style:style>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CD4" style:family="text" style:parent-style-name="WW-Default_20_Paragraph_20_Font">
      <style:text-properties fo:color="#000000" style:font-name="Courier New" fo:font-size="10pt" fo:font-style="italic" fo:font-weight="bold" style:font-size-asian="10pt" style:font-style-asian="italic" style:font-weight-asian="bold"/>
    </style:style>
    <style:style style:name="CD1" style:family="text">
      <style:text-properties fo:color="#000000" style:font-name="Courier New" fo:font-size="10pt" style:font-size-asian="10pt"/>
    </style:style>
    <style:style style:name="CD3" style:family="text">
      <style:text-properties fo:color="#000000" style:font-name="Courier New" fo:font-size="10pt" fo:font-style="italic" style:font-size-asian="10pt" style:font-style-asian="italic"/>
    </style:style>
    <style:style style:name="CD2" style:family="text">
      <style:text-properties fo:color="#000000" style:font-name="Courier New" fo:font-size="10pt" fo:font-weight="bold" style:font-size-asian="10pt" style:font-weight-asian="bold"/>
    </style:style>
    <style:style style:name="E1" style:family="text">
      <style:text-properties fo:font-weight="bold" style:font-weight-asian="bold"/>
    </style:style>
    <style:style style:name="E2" style:family="text">
      <style:text-properties fo:font-style="italic" style:font-style-asian="italic"/>
    </style:style>
    <style:style style:name="IXI" style:family="text">
      <style:text-properties style:font-name="Arial"/>
    </style:style>
    <style:style style:name="SUB1" style:family="text">
      <style:text-properties style:text-position="sub 58%" style:font-name="Times" fo:font-size="8pt" style:font-size-asian="8pt"/>
    </style:style>
    <style:style style:name="SUP1" style:family="text">
      <style:text-properties style:text-position="super 58%" style:font-name="Times" fo:font-size="9pt" style:font-size-asian="9pt"/>
    </style:style>
    <style:style style:name="XIND" style:family="text">
      <style:text-properties style:font-name="Times New Roman" fo:font-size="11pt" style:font-size-asian="11pt"/>
    </style:style>
    <style:style style:name="E3" style:family="text">
      <style:text-properties fo:font-style="italic" fo:font-weight="bold" style:font-style-asian="italic" style:font-weight-asian="bold"/>
    </style:style>
    <style:style style:name="CDT_20_Char" style:display-name="CDT Char" style:family="text" style:parent-style-name="WW-Default_20_Paragraph_20_Font">
      <style:text-properties fo:color="#000000" style:font-name="Courier New" fo:language="en" fo:country="US"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start-value="4"/>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5in" text:min-label-width="0.25in"/>
        <style:text-properties style:font-name="Symbol"/>
      </text:list-level-style-bullet>
      <text:list-level-style-bullet text:level="3" text:style-name="WW8Num1z0" style:num-suffix="." text:bullet-char="">
        <style:list-level-properties text:space-before="0.75in" text:min-label-width="0.25in"/>
        <style:text-properties style:font-name="Symbol"/>
      </text:list-level-style-bullet>
      <text:list-level-style-bullet text:level="4" text:style-name="WW8Num1z0" style:num-suffix="." text:bullet-char="">
        <style:list-level-properties text:space-before="1in" text:min-label-width="0.25in"/>
        <style:text-properties style:font-name="Symbol"/>
      </text:list-level-style-bullet>
      <text:list-level-style-bullet text:level="5" text:style-name="WW8Num1z0" style:num-suffix="." text:bullet-char="">
        <style:list-level-properties text:space-before="1.25in" text:min-label-width="0.25in"/>
        <style:text-properties style:font-name="Symbol"/>
      </text:list-level-style-bullet>
      <text:list-level-style-bullet text:level="6" text:style-name="WW8Num1z0" style:num-suffix="." text:bullet-char="">
        <style:list-level-properties text:space-before="1.5in" text:min-label-width="0.25in"/>
        <style:text-properties style:font-name="Symbol"/>
      </text:list-level-style-bullet>
      <text:list-level-style-bullet text:level="7" text:style-name="WW8Num1z0" style:num-suffix="." text:bullet-char="">
        <style:list-level-properties text:space-before="1.75in" text:min-label-width="0.25in"/>
        <style:text-properties style:font-name="Symbol"/>
      </text:list-level-style-bullet>
      <text:list-level-style-bullet text:level="8" text:style-name="WW8Num1z0" style:num-suffix="." text:bullet-char="">
        <style:list-level-properties text:space-before="2in" text:min-label-width="0.25in"/>
        <style:text-properties style:font-name="Symbol"/>
      </text:list-level-style-bullet>
      <text:list-level-style-bullet text:level="9" text:style-name="WW8Num1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number text:level="1" style:num-format="" text:start-value="4"/>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139in" style:layout-grid-ruby-height="0.111in" style:layout-grid-mode="none" style:layout-grid-ruby-below="false" style:layout-grid-print="false" style:layout-grid-display="false" style:layout-grid-base-width="0.278in" style:layout-grid-snap-to-characters="true" style:layout-grid-square-mode="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Chapter 5</dc:title>
    <dc:subject>Functions and Generators</dc:subject>
    <meta:initial-creator>Nick Coghlan</meta:initial-creator>
    <meta:creation-date>2006-02-15T03:12:00</meta:creation-date>
    <dc:date>2008-03-05T23:21:23</dc:date>
    <meta:print-date>2113-01-01T00:00:00</meta:print-date>
    <meta:editing-cycles>267</meta:editing-cycles>
    <meta:editing-duration>P3DT16H33M9S</meta:editing-duration>
    <meta:user-defined meta:name="Info 1"/>
    <meta:user-defined meta:name="Info 2"/>
    <meta:user-defined meta:name="Info 3"/>
    <meta:user-defined meta:name="Info 4"/>
    <meta:document-statistic meta:table-count="1" meta:image-count="0" meta:object-count="0" meta:page-count="17" meta:paragraph-count="554" meta:word-count="7270" meta:character-count="48571"/>
  </office:meta>
</office:document-meta>
</file>